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ebo" svg:font-family="Heeb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riam" svg:font-family="Miriam" style:font-family-generic="swiss" style:font-pitch="variable" svg:panose-1="2 11 5 2 5 1 1 1 1 1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Header" style:master-page-name="MP0" style:family="paragraph">
      <style:paragraph-properties fo:break-before="page"/>
    </style:style>
    <style:style style:name="P19" style:parent-style-name="Normal" style:family="paragraph">
      <style:paragraph-properties fo:text-align="center"/>
    </style:style>
    <style:style style:name="T20" style:parent-style-name="DefaultParagraphFont" style:family="text">
      <style:text-properties style:font-name="Heebo" style:font-name-complex="Heebo" fo:font-weight="bold" style:font-weight-asian="bold" style:font-weight-complex="bold" fo:font-size="20pt" style:font-size-asian="20pt" style:font-size-complex="20pt"/>
    </style:style>
    <style:style style:name="T21" style:parent-style-name="DefaultParagraphFont" style:family="text">
      <style:text-properties style:font-name="Heebo" style:font-name-complex="Heebo" fo:font-weight="bold" style:font-weight-asian="bold" style:font-weight-complex="bold" fo:font-size="20pt" style:font-size-asian="20pt" style:font-size-complex="20pt"/>
    </style:style>
    <style:style style:name="T22" style:parent-style-name="DefaultParagraphFont" style:family="text">
      <style:text-properties style:font-name="Heebo" style:font-name-complex="Heebo" fo:font-weight="bold" style:font-weight-asian="bold" style:font-weight-complex="bold" fo:font-size="20pt" style:font-size-asian="20pt" style:font-size-complex="20pt"/>
    </style:style>
    <style:style style:name="T23" style:parent-style-name="DefaultParagraphFont" style:family="text">
      <style:text-properties style:font-name="Heebo" style:font-name-complex="Heebo" fo:font-weight="bold" style:font-weight-asian="bold" style:font-weight-complex="bold" fo:font-size="20pt" style:font-size-asian="20pt" style:font-size-complex="20pt"/>
    </style:style>
    <style:style style:name="P24" style:parent-style-name="Normal" style:family="paragraph">
      <style:paragraph-properties style:writing-mode="rl-tb"/>
    </style:style>
    <style:style style:name="T25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6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7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P28" style:parent-style-name="Normal" style:family="paragraph">
      <style:paragraph-properties style:writing-mode="rl-tb"/>
      <style:text-properties style:font-name="Heebo" style:font-name-complex="Heebo" fo:font-weight="bold" style:font-weight-asian="bold" style:font-weight-complex="bold"/>
    </style:style>
    <style:style style:name="P29" style:parent-style-name="ListParagraph" style:list-style-name="LFO4" style:family="paragraph">
      <style:paragraph-properties style:writing-mode="rl-tb"/>
    </style:style>
    <style:style style:name="T30" style:parent-style-name="DefaultParagraphFont" style:family="text">
      <style:text-properties style:font-name="Heebo" style:font-name-complex="Heebo"/>
    </style:style>
    <style:style style:name="T31" style:parent-style-name="DefaultParagraphFont" style:family="text">
      <style:text-properties style:font-name="Heebo" style:font-name-complex="Heebo"/>
    </style:style>
    <style:style style:name="T32" style:parent-style-name="DefaultParagraphFont" style:family="text">
      <style:text-properties style:font-name="Heebo" style:font-name-complex="Heebo"/>
    </style:style>
    <style:style style:name="T33" style:parent-style-name="DefaultParagraphFont" style:family="text">
      <style:text-properties style:font-name="Heebo" style:font-name-complex="Heebo"/>
    </style:style>
    <style:style style:name="T34" style:parent-style-name="DefaultParagraphFont" style:family="text">
      <style:text-properties style:font-name="Heebo" style:font-name-complex="Heebo"/>
    </style:style>
    <style:style style:name="T35" style:parent-style-name="DefaultParagraphFont" style:family="text">
      <style:text-properties style:font-name="Heebo" style:font-name-complex="Heebo"/>
    </style:style>
    <style:style style:name="T36" style:parent-style-name="DefaultParagraphFont" style:family="text">
      <style:text-properties style:font-name="Heebo" style:font-name-complex="Heebo"/>
    </style:style>
    <style:style style:name="T37" style:parent-style-name="DefaultParagraphFont" style:family="text">
      <style:text-properties style:font-name="Heebo" style:font-name-complex="Heebo"/>
    </style:style>
    <style:style style:name="T38" style:parent-style-name="DefaultParagraphFont" style:family="text">
      <style:text-properties style:font-name="Heebo" style:font-name-complex="Heebo"/>
    </style:style>
    <style:style style:name="T39" style:parent-style-name="DefaultParagraphFont" style:family="text">
      <style:text-properties style:font-name="Heebo" style:font-name-complex="Heebo"/>
    </style:style>
    <style:style style:name="T40" style:parent-style-name="DefaultParagraphFont" style:family="text">
      <style:text-properties style:font-name="Heebo" style:font-name-complex="Heebo"/>
    </style:style>
    <style:style style:name="T41" style:parent-style-name="DefaultParagraphFont" style:family="text">
      <style:text-properties style:font-name="Heebo" style:font-name-complex="Heebo"/>
    </style:style>
    <style:style style:name="T42" style:parent-style-name="DefaultParagraphFont" style:family="text">
      <style:text-properties style:font-name="Heebo" style:font-name-complex="Heebo"/>
    </style:style>
    <style:style style:name="T43" style:parent-style-name="DefaultParagraphFont" style:family="text">
      <style:text-properties style:font-name="Heebo" style:font-name-complex="Heebo"/>
    </style:style>
    <style:style style:name="T44" style:parent-style-name="DefaultParagraphFont" style:family="text">
      <style:text-properties style:font-name="Heebo" style:font-name-complex="Heebo"/>
    </style:style>
    <style:style style:name="T45" style:parent-style-name="DefaultParagraphFont" style:family="text">
      <style:text-properties style:font-name="Heebo" style:font-name-complex="Heebo"/>
    </style:style>
    <style:style style:name="T46" style:parent-style-name="DefaultParagraphFont" style:family="text">
      <style:text-properties style:font-name="Heebo" style:font-name-complex="Heebo"/>
    </style:style>
    <style:style style:name="T47" style:parent-style-name="DefaultParagraphFont" style:family="text">
      <style:text-properties style:font-name="Heebo" style:font-name-complex="Heebo"/>
    </style:style>
    <style:style style:name="T48" style:parent-style-name="DefaultParagraphFont" style:family="text">
      <style:text-properties style:font-name="Heebo" style:font-name-complex="Heebo"/>
    </style:style>
    <style:style style:name="T49" style:parent-style-name="DefaultParagraphFont" style:family="text">
      <style:text-properties style:font-name="Heebo" style:font-name-complex="Heebo"/>
    </style:style>
    <style:style style:name="T50" style:parent-style-name="DefaultParagraphFont" style:family="text">
      <style:text-properties style:font-name="Heebo" style:font-name-complex="Heebo"/>
    </style:style>
    <style:style style:name="T51" style:parent-style-name="DefaultParagraphFont" style:family="text">
      <style:text-properties style:font-name="Heebo" style:font-name-complex="Heebo"/>
    </style:style>
    <style:style style:name="T52" style:parent-style-name="DefaultParagraphFont" style:family="text">
      <style:text-properties style:font-name="Heebo" style:font-name-complex="Heebo"/>
    </style:style>
    <style:style style:name="T53" style:parent-style-name="DefaultParagraphFont" style:family="text">
      <style:text-properties style:font-name="Heebo" style:font-name-complex="Heebo"/>
    </style:style>
    <style:style style:name="T54" style:parent-style-name="DefaultParagraphFont" style:family="text">
      <style:text-properties style:font-name="Heebo" style:font-name-complex="Heebo"/>
    </style:style>
    <style:style style:name="T55" style:parent-style-name="DefaultParagraphFont" style:family="text">
      <style:text-properties style:font-name="Heebo" style:font-name-complex="Heebo"/>
    </style:style>
    <style:style style:name="T56" style:parent-style-name="DefaultParagraphFont" style:family="text">
      <style:text-properties style:font-name="Heebo" style:font-name-complex="Heebo"/>
    </style:style>
    <style:style style:name="T57" style:parent-style-name="DefaultParagraphFont" style:family="text">
      <style:text-properties style:font-name="Heebo" style:font-name-complex="Heebo"/>
    </style:style>
    <style:style style:name="T58" style:parent-style-name="DefaultParagraphFont" style:family="text">
      <style:text-properties style:font-name="Heebo" style:font-name-complex="Heebo"/>
    </style:style>
    <style:style style:name="T59" style:parent-style-name="DefaultParagraphFont" style:family="text">
      <style:text-properties style:font-name="Heebo" style:font-name-complex="Heebo"/>
    </style:style>
    <style:style style:name="T60" style:parent-style-name="DefaultParagraphFont" style:family="text">
      <style:text-properties style:font-name="Heebo" style:font-name-complex="Heebo"/>
    </style:style>
    <style:style style:name="T61" style:parent-style-name="DefaultParagraphFont" style:family="text">
      <style:text-properties style:font-name="Heebo" style:font-name-complex="Heebo"/>
    </style:style>
    <style:style style:name="T62" style:parent-style-name="DefaultParagraphFont" style:family="text">
      <style:text-properties style:font-name="Heebo" style:font-name-complex="Heebo"/>
    </style:style>
    <style:style style:name="T63" style:parent-style-name="DefaultParagraphFont" style:family="text">
      <style:text-properties style:font-name="Heebo" style:font-name-complex="Heebo"/>
    </style:style>
    <style:style style:name="T64" style:parent-style-name="DefaultParagraphFont" style:family="text">
      <style:text-properties style:font-name="Heebo" style:font-name-complex="Heebo"/>
    </style:style>
    <style:style style:name="T65" style:parent-style-name="DefaultParagraphFont" style:family="text">
      <style:text-properties style:font-name="Heebo" style:font-name-complex="Heebo"/>
    </style:style>
    <style:style style:name="T66" style:parent-style-name="DefaultParagraphFont" style:family="text">
      <style:text-properties style:font-name="Heebo" style:font-name-complex="Heebo"/>
    </style:style>
    <style:style style:name="T67" style:parent-style-name="DefaultParagraphFont" style:family="text">
      <style:text-properties style:font-name="Heebo" style:font-name-complex="Heebo"/>
    </style:style>
    <style:style style:name="T68" style:parent-style-name="DefaultParagraphFont" style:family="text">
      <style:text-properties style:font-name="Heebo" style:font-name-complex="Heebo"/>
    </style:style>
    <style:style style:name="P69" style:parent-style-name="ListParagraph" style:family="paragraph">
      <style:paragraph-properties style:writing-mode="rl-tb"/>
      <style:text-properties style:font-name="Heebo" style:font-name-complex="Heebo"/>
    </style:style>
    <style:style style:name="P70" style:parent-style-name="ListParagraph" style:list-style-name="LFO4" style:family="paragraph">
      <style:paragraph-properties style:writing-mode="rl-tb"/>
    </style:style>
    <style:style style:name="T71" style:parent-style-name="DefaultParagraphFont" style:family="text">
      <style:text-properties style:font-name="Heebo" style:font-name-complex="Heebo"/>
    </style:style>
    <style:style style:name="T72" style:parent-style-name="DefaultParagraphFont" style:family="text">
      <style:text-properties style:font-name="Heebo" style:font-name-complex="Heebo"/>
    </style:style>
    <style:style style:name="T73" style:parent-style-name="DefaultParagraphFont" style:family="text">
      <style:text-properties style:font-name="Heebo" style:font-name-complex="Heebo"/>
    </style:style>
    <style:style style:name="T74" style:parent-style-name="DefaultParagraphFont" style:family="text">
      <style:text-properties style:font-name="Heebo" style:font-name-complex="Heebo"/>
    </style:style>
    <style:style style:name="T75" style:parent-style-name="DefaultParagraphFont" style:family="text">
      <style:text-properties style:font-name="Heebo" style:font-name-complex="Heebo"/>
    </style:style>
    <style:style style:name="T76" style:parent-style-name="DefaultParagraphFont" style:family="text">
      <style:text-properties style:font-name="Heebo" style:font-name-complex="Heebo"/>
    </style:style>
    <style:style style:name="T77" style:parent-style-name="DefaultParagraphFont" style:family="text">
      <style:text-properties style:font-name="Heebo" style:font-name-complex="Heebo"/>
    </style:style>
    <style:style style:name="T78" style:parent-style-name="DefaultParagraphFont" style:family="text">
      <style:text-properties style:font-name="Heebo" style:font-name-complex="Heebo"/>
    </style:style>
    <style:style style:name="T79" style:parent-style-name="DefaultParagraphFont" style:family="text">
      <style:text-properties style:font-name="Heebo" style:font-name-complex="Heebo"/>
    </style:style>
    <style:style style:name="T80" style:parent-style-name="DefaultParagraphFont" style:family="text">
      <style:text-properties style:font-name="Heebo" style:font-name-complex="Heebo"/>
    </style:style>
    <style:style style:name="T81" style:parent-style-name="DefaultParagraphFont" style:family="text">
      <style:text-properties style:font-name="Heebo" style:font-name-complex="Heebo"/>
    </style:style>
    <style:style style:name="T82" style:parent-style-name="DefaultParagraphFont" style:family="text">
      <style:text-properties style:font-name="Heebo" style:font-name-complex="Heebo"/>
    </style:style>
    <style:style style:name="T83" style:parent-style-name="DefaultParagraphFont" style:family="text">
      <style:text-properties style:font-name="Heebo" style:font-name-complex="Heebo"/>
    </style:style>
    <style:style style:name="T84" style:parent-style-name="DefaultParagraphFont" style:family="text">
      <style:text-properties style:font-name="Heebo" style:font-name-complex="Heebo"/>
    </style:style>
    <style:style style:name="T85" style:parent-style-name="DefaultParagraphFont" style:family="text">
      <style:text-properties style:font-name="Heebo" style:font-name-complex="Heebo"/>
    </style:style>
    <style:style style:name="T86" style:parent-style-name="DefaultParagraphFont" style:family="text">
      <style:text-properties style:font-name="Heebo" style:font-name-complex="Heebo"/>
    </style:style>
    <style:style style:name="T87" style:parent-style-name="DefaultParagraphFont" style:family="text">
      <style:text-properties style:font-name="Heebo" style:font-name-complex="Heebo"/>
    </style:style>
    <style:style style:name="T88" style:parent-style-name="DefaultParagraphFont" style:family="text">
      <style:text-properties style:font-name="Heebo" style:font-name-complex="Heebo"/>
    </style:style>
    <style:style style:name="T89" style:parent-style-name="DefaultParagraphFont" style:family="text">
      <style:text-properties style:font-name="Heebo" style:font-name-complex="Heebo"/>
    </style:style>
    <style:style style:name="T90" style:parent-style-name="DefaultParagraphFont" style:family="text">
      <style:text-properties style:font-name="Heebo" style:font-name-complex="Heebo"/>
    </style:style>
    <style:style style:name="T91" style:parent-style-name="DefaultParagraphFont" style:family="text">
      <style:text-properties style:font-name="Heebo" style:font-name-complex="Heebo"/>
    </style:style>
    <style:style style:name="T92" style:parent-style-name="DefaultParagraphFont" style:family="text">
      <style:text-properties style:font-name="Heebo" style:font-name-complex="Heebo"/>
    </style:style>
    <style:style style:name="T93" style:parent-style-name="DefaultParagraphFont" style:family="text">
      <style:text-properties style:font-name="Heebo" style:font-name-complex="Heebo"/>
    </style:style>
    <style:style style:name="T94" style:parent-style-name="DefaultParagraphFont" style:family="text">
      <style:text-properties style:font-name="Heebo" style:font-name-complex="Heebo"/>
    </style:style>
    <style:style style:name="T95" style:parent-style-name="DefaultParagraphFont" style:family="text">
      <style:text-properties style:font-name="Heebo" style:font-name-complex="Heebo"/>
    </style:style>
    <style:style style:name="T96" style:parent-style-name="DefaultParagraphFont" style:family="text">
      <style:text-properties style:font-name="Heebo" style:font-name-complex="Heebo"/>
    </style:style>
    <style:style style:name="T97" style:parent-style-name="DefaultParagraphFont" style:family="text">
      <style:text-properties style:font-name="Heebo" style:font-name-complex="Heebo"/>
    </style:style>
    <style:style style:name="T98" style:parent-style-name="DefaultParagraphFont" style:family="text">
      <style:text-properties style:font-name="Heebo" style:font-name-complex="Heebo"/>
    </style:style>
    <style:style style:name="T99" style:parent-style-name="DefaultParagraphFont" style:family="text">
      <style:text-properties style:font-name="Heebo" style:font-name-complex="Heebo"/>
    </style:style>
    <style:style style:name="T100" style:parent-style-name="DefaultParagraphFont" style:family="text">
      <style:text-properties style:font-name="Heebo" style:font-name-complex="Heebo"/>
    </style:style>
    <style:style style:name="T101" style:parent-style-name="DefaultParagraphFont" style:family="text">
      <style:text-properties style:font-name="Heebo" style:font-name-complex="Heebo"/>
    </style:style>
    <style:style style:name="T102" style:parent-style-name="DefaultParagraphFont" style:family="text">
      <style:text-properties style:font-name="Heebo" style:font-name-complex="Heebo"/>
    </style:style>
    <style:style style:name="T103" style:parent-style-name="DefaultParagraphFont" style:family="text">
      <style:text-properties style:font-name="Heebo" style:font-name-complex="Heebo"/>
    </style:style>
    <style:style style:name="T104" style:parent-style-name="DefaultParagraphFont" style:family="text">
      <style:text-properties style:font-name="Heebo" style:font-name-complex="Heebo"/>
    </style:style>
    <style:style style:name="T105" style:parent-style-name="DefaultParagraphFont" style:family="text">
      <style:text-properties style:font-name="Heebo" style:font-name-complex="Heebo"/>
    </style:style>
    <style:style style:name="T106" style:parent-style-name="DefaultParagraphFont" style:family="text">
      <style:text-properties style:font-name="Heebo" style:font-name-complex="Heebo"/>
    </style:style>
    <style:style style:name="T107" style:parent-style-name="DefaultParagraphFont" style:family="text">
      <style:text-properties style:font-name="Heebo" style:font-name-complex="Heebo"/>
    </style:style>
    <style:style style:name="T108" style:parent-style-name="DefaultParagraphFont" style:family="text">
      <style:text-properties style:font-name="Heebo" style:font-name-complex="Heebo"/>
    </style:style>
    <style:style style:name="T109" style:parent-style-name="DefaultParagraphFont" style:family="text">
      <style:text-properties style:font-name="Heebo" style:font-name-complex="Heebo"/>
    </style:style>
    <style:style style:name="T110" style:parent-style-name="DefaultParagraphFont" style:family="text">
      <style:text-properties style:font-name="Heebo" style:font-name-complex="Heebo"/>
    </style:style>
    <style:style style:name="T111" style:parent-style-name="DefaultParagraphFont" style:family="text">
      <style:text-properties style:font-name="Heebo" style:font-name-complex="Heebo"/>
    </style:style>
    <style:style style:name="T112" style:parent-style-name="DefaultParagraphFont" style:family="text">
      <style:text-properties style:font-name="Heebo" style:font-name-complex="Heebo"/>
    </style:style>
    <style:style style:name="T113" style:parent-style-name="DefaultParagraphFont" style:family="text">
      <style:text-properties style:font-name="Heebo" style:font-name-complex="Heebo"/>
    </style:style>
    <style:style style:name="T114" style:parent-style-name="DefaultParagraphFont" style:family="text">
      <style:text-properties style:font-name="Heebo" style:font-name-complex="Heebo"/>
    </style:style>
    <style:style style:name="T115" style:parent-style-name="DefaultParagraphFont" style:family="text">
      <style:text-properties style:font-name="Heebo" style:font-name-complex="Heebo"/>
    </style:style>
    <style:style style:name="T116" style:parent-style-name="DefaultParagraphFont" style:family="text">
      <style:text-properties style:font-name="Heebo" style:font-name-complex="Heebo"/>
    </style:style>
    <style:style style:name="T117" style:parent-style-name="DefaultParagraphFont" style:family="text">
      <style:text-properties style:font-name="Heebo" style:font-name-complex="Heebo"/>
    </style:style>
    <style:style style:name="T118" style:parent-style-name="DefaultParagraphFont" style:family="text">
      <style:text-properties style:font-name="Heebo" style:font-name-complex="Heebo"/>
    </style:style>
    <style:style style:name="T119" style:parent-style-name="DefaultParagraphFont" style:family="text">
      <style:text-properties style:font-name="Heebo" style:font-name-complex="Heebo"/>
    </style:style>
    <style:style style:name="T120" style:parent-style-name="DefaultParagraphFont" style:family="text">
      <style:text-properties style:font-name="Heebo" style:font-name-complex="Heebo"/>
    </style:style>
    <style:style style:name="T121" style:parent-style-name="DefaultParagraphFont" style:family="text">
      <style:text-properties style:font-name="Heebo" style:font-name-complex="Heebo"/>
    </style:style>
    <style:style style:name="T122" style:parent-style-name="DefaultParagraphFont" style:family="text">
      <style:text-properties style:font-name="Heebo" style:font-name-complex="Heebo"/>
    </style:style>
    <style:style style:name="T123" style:parent-style-name="DefaultParagraphFont" style:family="text">
      <style:text-properties style:font-name="Heebo" style:font-name-complex="Heebo"/>
    </style:style>
    <style:style style:name="T124" style:parent-style-name="DefaultParagraphFont" style:family="text">
      <style:text-properties style:font-name="Heebo" style:font-name-complex="Heebo"/>
    </style:style>
    <style:style style:name="T125" style:parent-style-name="DefaultParagraphFont" style:family="text">
      <style:text-properties style:font-name="Heebo" style:font-name-complex="Heebo"/>
    </style:style>
    <style:style style:name="T126" style:parent-style-name="DefaultParagraphFont" style:family="text">
      <style:text-properties style:font-name="Heebo" style:font-name-complex="Heebo"/>
    </style:style>
    <style:style style:name="T127" style:parent-style-name="DefaultParagraphFont" style:family="text">
      <style:text-properties style:font-name="Heebo" style:font-name-complex="Heebo"/>
    </style:style>
    <style:style style:name="T128" style:parent-style-name="DefaultParagraphFont" style:family="text">
      <style:text-properties style:font-name="Heebo" style:font-name-complex="Heebo"/>
    </style:style>
    <style:style style:name="T129" style:parent-style-name="DefaultParagraphFont" style:family="text">
      <style:text-properties style:font-name="Heebo" style:font-name-complex="Heebo"/>
    </style:style>
    <style:style style:name="T130" style:parent-style-name="DefaultParagraphFont" style:family="text">
      <style:text-properties style:font-name="Heebo" style:font-name-complex="Heebo"/>
    </style:style>
    <style:style style:name="T131" style:parent-style-name="DefaultParagraphFont" style:family="text">
      <style:text-properties style:font-name="Heebo" style:font-name-complex="Heebo"/>
    </style:style>
    <style:style style:name="T132" style:parent-style-name="DefaultParagraphFont" style:family="text">
      <style:text-properties style:font-name="Heebo" style:font-name-complex="Heebo"/>
    </style:style>
    <style:style style:name="T133" style:parent-style-name="DefaultParagraphFont" style:family="text">
      <style:text-properties style:font-name="Heebo" style:font-name-complex="Heebo"/>
    </style:style>
    <style:style style:name="T134" style:parent-style-name="DefaultParagraphFont" style:family="text">
      <style:text-properties style:font-name="Heebo" style:font-name-complex="Heebo"/>
    </style:style>
    <style:style style:name="T135" style:parent-style-name="DefaultParagraphFont" style:family="text">
      <style:text-properties style:font-name="Heebo" style:font-name-complex="Heebo"/>
    </style:style>
    <style:style style:name="T136" style:parent-style-name="DefaultParagraphFont" style:family="text">
      <style:text-properties style:font-name="Heebo" style:font-name-complex="Heebo"/>
    </style:style>
    <style:style style:name="T137" style:parent-style-name="DefaultParagraphFont" style:family="text">
      <style:text-properties style:font-name="Heebo" style:font-name-complex="Heebo"/>
    </style:style>
    <style:style style:name="T138" style:parent-style-name="DefaultParagraphFont" style:family="text">
      <style:text-properties style:font-name="Heebo" style:font-name-complex="Heebo"/>
    </style:style>
    <style:style style:name="T139" style:parent-style-name="DefaultParagraphFont" style:family="text">
      <style:text-properties style:font-name="Heebo" style:font-name-complex="Heebo"/>
    </style:style>
    <style:style style:name="T140" style:parent-style-name="DefaultParagraphFont" style:family="text">
      <style:text-properties style:font-name="Heebo" style:font-name-complex="Heebo"/>
    </style:style>
    <style:style style:name="T141" style:parent-style-name="DefaultParagraphFont" style:family="text">
      <style:text-properties style:font-name="Heebo" style:font-name-complex="Heebo"/>
    </style:style>
    <style:style style:name="T142" style:parent-style-name="DefaultParagraphFont" style:family="text">
      <style:text-properties style:font-name="Heebo" style:font-name-complex="Heebo"/>
    </style:style>
    <style:style style:name="T143" style:parent-style-name="DefaultParagraphFont" style:family="text">
      <style:text-properties style:font-name="Heebo" style:font-name-complex="Heebo"/>
    </style:style>
    <style:style style:name="T144" style:parent-style-name="DefaultParagraphFont" style:family="text">
      <style:text-properties style:font-name="Heebo" style:font-name-complex="Heebo"/>
    </style:style>
    <style:style style:name="T145" style:parent-style-name="DefaultParagraphFont" style:family="text">
      <style:text-properties style:font-name="Heebo" style:font-name-complex="Heebo"/>
    </style:style>
    <style:style style:name="T146" style:parent-style-name="DefaultParagraphFont" style:family="text">
      <style:text-properties style:font-name="Heebo" style:font-name-complex="Heebo"/>
    </style:style>
    <style:style style:name="T147" style:parent-style-name="DefaultParagraphFont" style:family="text">
      <style:text-properties style:font-name="Heebo" style:font-name-complex="Heebo"/>
    </style:style>
    <style:style style:name="T148" style:parent-style-name="DefaultParagraphFont" style:family="text">
      <style:text-properties style:font-name="Heebo" style:font-name-complex="Heebo"/>
    </style:style>
    <style:style style:name="T149" style:parent-style-name="DefaultParagraphFont" style:family="text">
      <style:text-properties style:font-name="Heebo" style:font-name-complex="Heebo"/>
    </style:style>
    <style:style style:name="P150" style:parent-style-name="ListParagraph" style:list-style-name="LFO5" style:family="paragraph">
      <style:paragraph-properties style:writing-mode="rl-tb"/>
    </style:style>
    <style:style style:name="T151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52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53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54" style:parent-style-name="DefaultParagraphFont" style:family="text">
      <style:text-properties style:font-name="Heebo" style:font-name-complex="Heebo"/>
    </style:style>
    <style:style style:name="T155" style:parent-style-name="DefaultParagraphFont" style:family="text">
      <style:text-properties style:font-name="Heebo" style:font-name-complex="Heebo"/>
    </style:style>
    <style:style style:name="T156" style:parent-style-name="DefaultParagraphFont" style:family="text">
      <style:text-properties style:font-name="Heebo" style:font-name-complex="Heebo"/>
    </style:style>
    <style:style style:name="T157" style:parent-style-name="DefaultParagraphFont" style:family="text">
      <style:text-properties style:font-name="Heebo" style:font-name-complex="Heebo"/>
    </style:style>
    <style:style style:name="T158" style:parent-style-name="DefaultParagraphFont" style:family="text">
      <style:text-properties style:font-name="Heebo" style:font-name-complex="Heebo"/>
    </style:style>
    <style:style style:name="T159" style:parent-style-name="DefaultParagraphFont" style:family="text">
      <style:text-properties style:font-name="Heebo" style:font-name-complex="Heebo"/>
    </style:style>
    <style:style style:name="T160" style:parent-style-name="DefaultParagraphFont" style:family="text">
      <style:text-properties style:font-name="Heebo" style:font-name-complex="Heebo"/>
    </style:style>
    <style:style style:name="T161" style:parent-style-name="DefaultParagraphFont" style:family="text">
      <style:text-properties style:font-name="Heebo" style:font-name-complex="Heebo"/>
    </style:style>
    <style:style style:name="P162" style:parent-style-name="ListParagraph" style:list-style-name="LFO5" style:family="paragraph">
      <style:paragraph-properties style:writing-mode="rl-tb"/>
    </style:style>
    <style:style style:name="T163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64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65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66" style:parent-style-name="DefaultParagraphFont" style:family="text">
      <style:text-properties style:font-name="Heebo" style:font-name-complex="Heebo"/>
    </style:style>
    <style:style style:name="T167" style:parent-style-name="DefaultParagraphFont" style:family="text">
      <style:text-properties style:font-name="Heebo" style:font-name-complex="Heebo"/>
    </style:style>
    <style:style style:name="T168" style:parent-style-name="DefaultParagraphFont" style:family="text">
      <style:text-properties style:font-name="Heebo" style:font-name-complex="Heebo"/>
    </style:style>
    <style:style style:name="T169" style:parent-style-name="DefaultParagraphFont" style:family="text">
      <style:text-properties style:font-name="Heebo" style:font-name-complex="Heebo"/>
    </style:style>
    <style:style style:name="T170" style:parent-style-name="DefaultParagraphFont" style:family="text">
      <style:text-properties style:font-name="Heebo" style:font-name-complex="Heebo"/>
    </style:style>
    <style:style style:name="T171" style:parent-style-name="DefaultParagraphFont" style:family="text">
      <style:text-properties style:font-name="Heebo" style:font-name-complex="Heebo"/>
    </style:style>
    <style:style style:name="T172" style:parent-style-name="DefaultParagraphFont" style:family="text">
      <style:text-properties style:font-name="Heebo" style:font-name-complex="Heebo"/>
    </style:style>
    <style:style style:name="T173" style:parent-style-name="DefaultParagraphFont" style:family="text">
      <style:text-properties style:font-name="Heebo" style:font-name-complex="Heebo"/>
    </style:style>
    <style:style style:name="P174" style:parent-style-name="ListParagraph" style:list-style-name="LFO5" style:family="paragraph">
      <style:paragraph-properties style:writing-mode="rl-tb"/>
    </style:style>
    <style:style style:name="T175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76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77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178" style:parent-style-name="DefaultParagraphFont" style:family="text">
      <style:text-properties style:font-name="Heebo" style:font-name-complex="Heebo"/>
    </style:style>
    <style:style style:name="T179" style:parent-style-name="DefaultParagraphFont" style:family="text">
      <style:text-properties style:font-name="Heebo" style:font-name-complex="Heebo"/>
    </style:style>
    <style:style style:name="T180" style:parent-style-name="DefaultParagraphFont" style:family="text">
      <style:text-properties style:font-name="Heebo" style:font-name-complex="Heebo"/>
    </style:style>
    <style:style style:name="T181" style:parent-style-name="DefaultParagraphFont" style:family="text">
      <style:text-properties style:font-name="Heebo" style:font-name-complex="Heebo"/>
    </style:style>
    <style:style style:name="T182" style:parent-style-name="DefaultParagraphFont" style:family="text">
      <style:text-properties style:font-name="Heebo" style:font-name-complex="Heebo"/>
    </style:style>
    <style:style style:name="T183" style:parent-style-name="DefaultParagraphFont" style:family="text">
      <style:text-properties style:font-name="Heebo" style:font-name-complex="Heebo"/>
    </style:style>
    <style:style style:name="T184" style:parent-style-name="DefaultParagraphFont" style:family="text">
      <style:text-properties style:font-name="Heebo" style:font-name-complex="Heebo"/>
    </style:style>
    <style:style style:name="T185" style:parent-style-name="DefaultParagraphFont" style:family="text">
      <style:text-properties style:font-name="Heebo" style:font-name-complex="Heebo"/>
    </style:style>
    <style:style style:name="T186" style:parent-style-name="DefaultParagraphFont" style:family="text">
      <style:text-properties style:font-name="Heebo" style:font-name-complex="Heebo"/>
    </style:style>
    <style:style style:name="T187" style:parent-style-name="DefaultParagraphFont" style:family="text">
      <style:text-properties style:font-name="Heebo" style:font-name-complex="Heebo"/>
    </style:style>
    <style:style style:name="T188" style:parent-style-name="DefaultParagraphFont" style:family="text">
      <style:text-properties style:font-name="Heebo" style:font-name-complex="Heebo"/>
    </style:style>
    <style:style style:name="T189" style:parent-style-name="DefaultParagraphFont" style:family="text">
      <style:text-properties style:font-name="Heebo" style:font-name-complex="Heebo"/>
    </style:style>
    <style:style style:name="T190" style:parent-style-name="DefaultParagraphFont" style:family="text">
      <style:text-properties style:font-name="Heebo" style:font-name-complex="Heebo"/>
    </style:style>
    <style:style style:name="T191" style:parent-style-name="DefaultParagraphFont" style:family="text">
      <style:text-properties style:font-name="Heebo" style:font-name-complex="Heebo"/>
    </style:style>
    <style:style style:name="T192" style:parent-style-name="DefaultParagraphFont" style:family="text">
      <style:text-properties style:font-name="Heebo" style:font-name-complex="Heebo"/>
    </style:style>
    <style:style style:name="T193" style:parent-style-name="DefaultParagraphFont" style:family="text">
      <style:text-properties style:font-name="Heebo" style:font-name-complex="Heebo"/>
    </style:style>
    <style:style style:name="T194" style:parent-style-name="DefaultParagraphFont" style:family="text">
      <style:text-properties style:font-name="Heebo" style:font-name-complex="Heebo"/>
    </style:style>
    <style:style style:name="T195" style:parent-style-name="DefaultParagraphFont" style:family="text">
      <style:text-properties style:font-name="Heebo" style:font-name-complex="Heebo"/>
    </style:style>
    <style:style style:name="T196" style:parent-style-name="DefaultParagraphFont" style:family="text">
      <style:text-properties style:font-name="Heebo" style:font-name-complex="Heebo"/>
    </style:style>
    <style:style style:name="T197" style:parent-style-name="DefaultParagraphFont" style:family="text">
      <style:text-properties style:font-name="Heebo" style:font-name-complex="Heebo"/>
    </style:style>
    <style:style style:name="T198" style:parent-style-name="DefaultParagraphFont" style:family="text">
      <style:text-properties style:font-name="Heebo" style:font-name-complex="Heebo"/>
    </style:style>
    <style:style style:name="P199" style:parent-style-name="ListParagraph" style:list-style-name="LFO5" style:family="paragraph">
      <style:paragraph-properties style:writing-mode="rl-tb"/>
    </style:style>
    <style:style style:name="T200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01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02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03" style:parent-style-name="DefaultParagraphFont" style:family="text">
      <style:text-properties style:font-name="Heebo" style:font-name-complex="Heebo"/>
    </style:style>
    <style:style style:name="T204" style:parent-style-name="DefaultParagraphFont" style:family="text">
      <style:text-properties style:font-name="Heebo" style:font-name-complex="Heebo"/>
    </style:style>
    <style:style style:name="T205" style:parent-style-name="DefaultParagraphFont" style:family="text">
      <style:text-properties style:font-name="Heebo" style:font-name-complex="Heebo"/>
    </style:style>
    <style:style style:name="T206" style:parent-style-name="DefaultParagraphFont" style:family="text">
      <style:text-properties style:font-name="Heebo" style:font-name-complex="Heebo"/>
    </style:style>
    <style:style style:name="T207" style:parent-style-name="DefaultParagraphFont" style:family="text">
      <style:text-properties style:font-name="Heebo" style:font-name-complex="Heebo"/>
    </style:style>
    <style:style style:name="T208" style:parent-style-name="DefaultParagraphFont" style:family="text">
      <style:text-properties style:font-name="Heebo" style:font-name-complex="Heebo"/>
    </style:style>
    <style:style style:name="T209" style:parent-style-name="DefaultParagraphFont" style:family="text">
      <style:text-properties style:font-name="Heebo" style:font-name-complex="Heebo"/>
    </style:style>
    <style:style style:name="T210" style:parent-style-name="DefaultParagraphFont" style:family="text">
      <style:text-properties style:font-name="Heebo" style:font-name-complex="Heebo"/>
    </style:style>
    <style:style style:name="T211" style:parent-style-name="DefaultParagraphFont" style:family="text">
      <style:text-properties style:font-name="Heebo" style:font-name-complex="Heebo"/>
    </style:style>
    <style:style style:name="T212" style:parent-style-name="DefaultParagraphFont" style:family="text">
      <style:text-properties style:font-name="Heebo" style:font-name-complex="Heebo"/>
    </style:style>
    <style:style style:name="T213" style:parent-style-name="DefaultParagraphFont" style:family="text">
      <style:text-properties style:font-name="Heebo" style:font-name-complex="Heebo"/>
    </style:style>
    <style:style style:name="T214" style:parent-style-name="DefaultParagraphFont" style:family="text">
      <style:text-properties style:font-name="Heebo" style:font-name-complex="Heebo"/>
    </style:style>
    <style:style style:name="T215" style:parent-style-name="DefaultParagraphFont" style:family="text">
      <style:text-properties style:font-name="Heebo" style:font-name-complex="Heebo"/>
    </style:style>
    <style:style style:name="T216" style:parent-style-name="DefaultParagraphFont" style:family="text">
      <style:text-properties style:font-name="Heebo" style:font-name-complex="Heebo"/>
    </style:style>
    <style:style style:name="T217" style:parent-style-name="DefaultParagraphFont" style:family="text">
      <style:text-properties style:font-name="Heebo" style:font-name-complex="Heebo"/>
    </style:style>
    <style:style style:name="T218" style:parent-style-name="DefaultParagraphFont" style:family="text">
      <style:text-properties style:font-name="Heebo" style:font-name-complex="Heebo"/>
    </style:style>
    <style:style style:name="T219" style:parent-style-name="DefaultParagraphFont" style:family="text">
      <style:text-properties style:font-name="Heebo" style:font-name-complex="Heebo"/>
    </style:style>
    <style:style style:name="T220" style:parent-style-name="DefaultParagraphFont" style:family="text">
      <style:text-properties style:font-name="Heebo" style:font-name-complex="Heebo"/>
    </style:style>
    <style:style style:name="T221" style:parent-style-name="DefaultParagraphFont" style:family="text">
      <style:text-properties style:font-name="Heebo" style:font-name-complex="Heebo"/>
    </style:style>
    <style:style style:name="T222" style:parent-style-name="DefaultParagraphFont" style:family="text">
      <style:text-properties style:font-name="Heebo" style:font-name-complex="Heebo"/>
    </style:style>
    <style:style style:name="T223" style:parent-style-name="DefaultParagraphFont" style:family="text">
      <style:text-properties style:font-name="Heebo" style:font-name-complex="Heebo"/>
    </style:style>
    <style:style style:name="T224" style:parent-style-name="DefaultParagraphFont" style:family="text">
      <style:text-properties style:font-name="Heebo" style:font-name-complex="Heebo"/>
    </style:style>
    <style:style style:name="P225" style:parent-style-name="ListParagraph" style:list-style-name="LFO5" style:family="paragraph">
      <style:paragraph-properties style:writing-mode="rl-tb"/>
    </style:style>
    <style:style style:name="T226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27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28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29" style:parent-style-name="DefaultParagraphFont" style:family="text">
      <style:text-properties style:font-name="Heebo" style:font-name-complex="Heebo"/>
    </style:style>
    <style:style style:name="T230" style:parent-style-name="DefaultParagraphFont" style:family="text">
      <style:text-properties style:font-name="Heebo" style:font-name-complex="Heebo"/>
    </style:style>
    <style:style style:name="T231" style:parent-style-name="DefaultParagraphFont" style:family="text">
      <style:text-properties style:font-name="Heebo" style:font-name-complex="Heebo"/>
    </style:style>
    <style:style style:name="T232" style:parent-style-name="DefaultParagraphFont" style:family="text">
      <style:text-properties style:font-name="Heebo" style:font-name-complex="Heebo"/>
    </style:style>
    <style:style style:name="T233" style:parent-style-name="DefaultParagraphFont" style:family="text">
      <style:text-properties style:font-name="Heebo" style:font-name-complex="Heebo"/>
    </style:style>
    <style:style style:name="T234" style:parent-style-name="DefaultParagraphFont" style:family="text">
      <style:text-properties style:font-name="Heebo" style:font-name-complex="Heebo"/>
    </style:style>
    <style:style style:name="T235" style:parent-style-name="DefaultParagraphFont" style:family="text">
      <style:text-properties style:font-name="Heebo" style:font-name-complex="Heebo"/>
    </style:style>
    <style:style style:name="T236" style:parent-style-name="DefaultParagraphFont" style:family="text">
      <style:text-properties style:font-name="Heebo" style:font-name-complex="Heebo"/>
    </style:style>
    <style:style style:name="T237" style:parent-style-name="DefaultParagraphFont" style:family="text">
      <style:text-properties style:font-name="Heebo" style:font-name-complex="Heebo"/>
    </style:style>
    <style:style style:name="T238" style:parent-style-name="DefaultParagraphFont" style:family="text">
      <style:text-properties style:font-name="Heebo" style:font-name-complex="Heebo"/>
    </style:style>
    <style:style style:name="T239" style:parent-style-name="DefaultParagraphFont" style:family="text">
      <style:text-properties style:font-name="Heebo" style:font-name-complex="Heebo"/>
    </style:style>
    <style:style style:name="P240" style:parent-style-name="Normal" style:family="paragraph">
      <style:paragraph-properties style:writing-mode="rl-tb" fo:margin-left="0.25in">
        <style:tab-stops/>
      </style:paragraph-properties>
      <style:text-properties style:font-name="Heebo" style:font-name-complex="Heebo"/>
    </style:style>
    <style:style style:name="P241" style:parent-style-name="Normal" style:family="paragraph">
      <style:paragraph-properties style:writing-mode="rl-tb" fo:margin-left="0.25in">
        <style:tab-stops/>
      </style:paragraph-properties>
      <style:text-properties style:font-name="Heebo" style:font-name-complex="Heebo"/>
    </style:style>
    <style:style style:name="P242" style:parent-style-name="Normal" style:family="paragraph">
      <style:paragraph-properties style:writing-mode="rl-tb" fo:margin-left="0.25in">
        <style:tab-stops/>
      </style:paragraph-properties>
      <style:text-properties style:font-name="Heebo" style:font-name-complex="Heebo"/>
    </style:style>
    <style:style style:name="P243" style:parent-style-name="Normal" style:family="paragraph">
      <style:paragraph-properties style:writing-mode="rl-tb" fo:margin-left="0.25in">
        <style:tab-stops/>
      </style:paragraph-properties>
      <style:text-properties style:font-name="Heebo" style:font-name-complex="Heebo"/>
    </style:style>
    <style:style style:name="P244" style:parent-style-name="Normal" style:family="paragraph">
      <style:paragraph-properties style:writing-mode="rl-tb" fo:margin-left="0.25in">
        <style:tab-stops/>
      </style:paragraph-properties>
      <style:text-properties style:font-name="Heebo" style:font-name-complex="Heebo"/>
    </style:style>
    <style:style style:name="P245" style:parent-style-name="Normal" style:family="paragraph">
      <style:paragraph-properties style:writing-mode="rl-tb" fo:margin-left="0.25in">
        <style:tab-stops/>
      </style:paragraph-properties>
      <style:text-properties style:font-name="Heebo" style:font-name-complex="Heebo"/>
    </style:style>
    <style:style style:name="P246" style:parent-style-name="ListParagraph" style:list-style-name="LFO4" style:family="paragraph">
      <style:paragraph-properties style:writing-mode="rl-tb"/>
    </style:style>
    <style:style style:name="T247" style:parent-style-name="DefaultParagraphFont" style:family="text">
      <style:text-properties style:font-name="Heebo" style:font-name-complex="Heebo"/>
    </style:style>
    <style:style style:name="T248" style:parent-style-name="DefaultParagraphFont" style:family="text">
      <style:text-properties style:font-name="Heebo" style:font-name-complex="Heebo"/>
    </style:style>
    <style:style style:name="P249" style:parent-style-name="ListParagraph" style:list-style-name="LFO6" style:family="paragraph">
      <style:paragraph-properties style:writing-mode="rl-tb"/>
    </style:style>
    <style:style style:name="T250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51" style:parent-style-name="DefaultParagraphFont" style:family="text">
      <style:text-properties style:font-name="Heebo" style:font-name-complex="Heebo"/>
    </style:style>
    <style:style style:name="P252" style:parent-style-name="ListParagraph" style:list-style-name="LFO6" style:family="paragraph">
      <style:paragraph-properties style:writing-mode="rl-tb"/>
    </style:style>
    <style:style style:name="T253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54" style:parent-style-name="DefaultParagraphFont" style:family="text">
      <style:text-properties style:font-name="Heebo" style:font-name-complex="Heebo"/>
    </style:style>
    <style:style style:name="P255" style:parent-style-name="ListParagraph" style:list-style-name="LFO6" style:family="paragraph">
      <style:paragraph-properties style:writing-mode="rl-tb"/>
    </style:style>
    <style:style style:name="T256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57" style:parent-style-name="DefaultParagraphFont" style:family="text">
      <style:text-properties style:font-name="Heebo" style:font-name-complex="Heebo"/>
    </style:style>
    <style:style style:name="P258" style:parent-style-name="ListParagraph" style:family="paragraph">
      <style:paragraph-properties style:writing-mode="rl-tb"/>
    </style:style>
    <style:style style:name="T259" style:parent-style-name="DefaultParagraphFont" style:family="text">
      <style:text-properties style:font-name="Heebo" style:font-name-complex="Heebo"/>
    </style:style>
    <style:style style:name="T260" style:parent-style-name="DefaultParagraphFont" style:family="text">
      <style:text-properties style:font-name="Heebo" style:font-name-complex="Heebo"/>
    </style:style>
    <style:style style:name="T261" style:parent-style-name="DefaultParagraphFont" style:family="text">
      <style:text-properties style:font-name="Heebo" style:font-name-complex="Heebo"/>
    </style:style>
    <style:style style:name="T262" style:parent-style-name="DefaultParagraphFont" style:family="text">
      <style:text-properties style:font-name="Heebo" style:font-name-complex="Heebo"/>
    </style:style>
    <style:style style:name="T263" style:parent-style-name="DefaultParagraphFont" style:family="text">
      <style:text-properties style:font-name="Heebo" style:font-name-complex="Heebo"/>
    </style:style>
    <style:style style:name="T264" style:parent-style-name="DefaultParagraphFont" style:family="text">
      <style:text-properties style:font-name="Heebo" style:font-name-complex="Heebo"/>
    </style:style>
    <style:style style:name="T265" style:parent-style-name="DefaultParagraphFont" style:family="text">
      <style:text-properties style:font-name="Heebo" style:font-name-complex="Heebo"/>
    </style:style>
    <style:style style:name="T266" style:parent-style-name="DefaultParagraphFont" style:family="text">
      <style:text-properties style:font-name="Heebo" style:font-name-complex="Heebo"/>
    </style:style>
    <style:style style:name="T267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68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69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70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71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272" style:parent-style-name="DefaultParagraphFont" style:family="text">
      <style:text-properties style:font-name="Heebo" style:font-name-complex="Heebo"/>
    </style:style>
    <style:style style:name="P273" style:parent-style-name="ListParagraph" style:family="paragraph">
      <style:paragraph-properties style:writing-mode="rl-tb"/>
      <style:text-properties style:font-name="Heebo" style:font-name-complex="Heebo"/>
    </style:style>
    <style:style style:name="P274" style:parent-style-name="ListParagraph" style:list-style-name="LFO4" style:family="paragraph">
      <style:paragraph-properties style:writing-mode="rl-tb"/>
    </style:style>
    <style:style style:name="T275" style:parent-style-name="DefaultParagraphFont" style:family="text">
      <style:text-properties style:font-name="Heebo" style:font-name-complex="Heebo"/>
    </style:style>
    <style:style style:name="T276" style:parent-style-name="DefaultParagraphFont" style:family="text">
      <style:text-properties style:font-name="Heebo" style:font-name-complex="Heebo"/>
    </style:style>
    <style:style style:name="T277" style:parent-style-name="DefaultParagraphFont" style:family="text">
      <style:text-properties style:font-name="Heebo" style:font-name-complex="Heebo"/>
    </style:style>
    <style:style style:name="T278" style:parent-style-name="DefaultParagraphFont" style:family="text">
      <style:text-properties style:font-name="Heebo" style:font-name-complex="Heebo"/>
    </style:style>
    <style:style style:name="T279" style:parent-style-name="DefaultParagraphFont" style:family="text">
      <style:text-properties style:font-name="Heebo" style:font-name-complex="Heebo"/>
    </style:style>
    <style:style style:name="T280" style:parent-style-name="DefaultParagraphFont" style:family="text">
      <style:text-properties style:font-name="Heebo" style:font-name-complex="Heebo"/>
    </style:style>
    <style:style style:name="T281" style:parent-style-name="DefaultParagraphFont" style:family="text">
      <style:text-properties style:font-name="Heebo" style:font-name-complex="Heebo"/>
    </style:style>
    <style:style style:name="T282" style:parent-style-name="DefaultParagraphFont" style:family="text">
      <style:text-properties style:font-name="Heebo" style:font-name-complex="Heebo"/>
    </style:style>
    <style:style style:name="T283" style:parent-style-name="DefaultParagraphFont" style:family="text">
      <style:text-properties style:font-name="Heebo" style:font-name-complex="Heebo"/>
    </style:style>
    <style:style style:name="T284" style:parent-style-name="DefaultParagraphFont" style:family="text">
      <style:text-properties style:font-name="Heebo" style:font-name-complex="Heebo"/>
    </style:style>
    <style:style style:name="T285" style:parent-style-name="DefaultParagraphFont" style:family="text">
      <style:text-properties style:font-name="Heebo" style:font-name-complex="Heebo"/>
    </style:style>
    <style:style style:name="T286" style:parent-style-name="DefaultParagraphFont" style:family="text">
      <style:text-properties style:font-name="Heebo" style:font-name-complex="Heebo"/>
    </style:style>
    <style:style style:name="T287" style:parent-style-name="DefaultParagraphFont" style:family="text">
      <style:text-properties style:font-name="Heebo" style:font-name-complex="Heebo"/>
    </style:style>
    <style:style style:name="T288" style:parent-style-name="DefaultParagraphFont" style:family="text">
      <style:text-properties style:font-name="Heebo" style:font-name-complex="Heebo"/>
    </style:style>
    <style:style style:name="T289" style:parent-style-name="DefaultParagraphFont" style:family="text">
      <style:text-properties style:font-name="Heebo" style:font-name-complex="Heebo"/>
    </style:style>
    <style:style style:name="T290" style:parent-style-name="DefaultParagraphFont" style:family="text">
      <style:text-properties style:font-name="Heebo" style:font-name-complex="Heebo"/>
    </style:style>
    <style:style style:name="T291" style:parent-style-name="DefaultParagraphFont" style:family="text">
      <style:text-properties style:font-name="Heebo" style:font-name-complex="Heebo"/>
    </style:style>
    <style:style style:name="T292" style:parent-style-name="DefaultParagraphFont" style:family="text">
      <style:text-properties style:font-name="Heebo" style:font-name-complex="Heebo"/>
    </style:style>
    <style:style style:name="T293" style:parent-style-name="DefaultParagraphFont" style:family="text">
      <style:text-properties style:font-name="Heebo" style:font-name-complex="Heebo"/>
    </style:style>
    <style:style style:name="T294" style:parent-style-name="DefaultParagraphFont" style:family="text">
      <style:text-properties style:font-name="Heebo" style:font-name-complex="Heebo"/>
    </style:style>
    <style:style style:name="T295" style:parent-style-name="DefaultParagraphFont" style:family="text">
      <style:text-properties style:font-name="Heebo" style:font-name-complex="Heebo"/>
    </style:style>
    <style:style style:name="T296" style:parent-style-name="DefaultParagraphFont" style:family="text">
      <style:text-properties style:font-name="Heebo" style:font-name-complex="Heebo"/>
    </style:style>
    <style:style style:name="T297" style:parent-style-name="DefaultParagraphFont" style:family="text">
      <style:text-properties style:font-name="Heebo" style:font-name-complex="Heebo"/>
    </style:style>
    <style:style style:name="T298" style:parent-style-name="DefaultParagraphFont" style:family="text">
      <style:text-properties style:font-name="Heebo" style:font-name-complex="Heebo"/>
    </style:style>
    <style:style style:name="T299" style:parent-style-name="DefaultParagraphFont" style:family="text">
      <style:text-properties style:font-name="Heebo" style:font-name-complex="Heebo"/>
    </style:style>
    <style:style style:name="T300" style:parent-style-name="DefaultParagraphFont" style:family="text">
      <style:text-properties style:font-name="Heebo" style:font-name-complex="Heebo"/>
    </style:style>
    <style:style style:name="T301" style:parent-style-name="DefaultParagraphFont" style:family="text">
      <style:text-properties style:font-name="Heebo" style:font-name-complex="Heebo"/>
    </style:style>
    <style:style style:name="T302" style:parent-style-name="DefaultParagraphFont" style:family="text">
      <style:text-properties style:font-name="Heebo" style:font-name-complex="Heebo"/>
    </style:style>
    <style:style style:name="T303" style:parent-style-name="DefaultParagraphFont" style:family="text">
      <style:text-properties style:font-name="Heebo" style:font-name-complex="Heebo"/>
    </style:style>
    <style:style style:name="T304" style:parent-style-name="DefaultParagraphFont" style:family="text">
      <style:text-properties style:font-name="Heebo" style:font-name-complex="Heebo"/>
    </style:style>
    <style:style style:name="T305" style:parent-style-name="DefaultParagraphFont" style:family="text">
      <style:text-properties style:font-name="Heebo" style:font-name-complex="Heebo"/>
    </style:style>
    <style:style style:name="P306" style:parent-style-name="ListParagraph" style:family="paragraph">
      <style:paragraph-properties style:writing-mode="rl-tb"/>
      <style:text-properties style:font-name="Heebo" style:font-name-complex="Heebo"/>
    </style:style>
    <style:style style:name="P307" style:parent-style-name="ListParagraph" style:list-style-name="LFO4" style:family="paragraph">
      <style:paragraph-properties style:writing-mode="rl-tb"/>
    </style:style>
    <style:style style:name="T308" style:parent-style-name="DefaultParagraphFont" style:family="text">
      <style:text-properties style:font-name="Heebo" style:font-name-complex="Heebo"/>
    </style:style>
    <style:style style:name="T309" style:parent-style-name="DefaultParagraphFont" style:family="text">
      <style:text-properties style:font-name="Heebo" style:font-name-complex="Heebo"/>
    </style:style>
    <style:style style:name="T310" style:parent-style-name="DefaultParagraphFont" style:family="text">
      <style:text-properties style:font-name="Heebo" style:font-name-complex="Heebo"/>
    </style:style>
    <style:style style:name="T311" style:parent-style-name="DefaultParagraphFont" style:family="text">
      <style:text-properties style:font-name="Heebo" style:font-name-complex="Heebo"/>
    </style:style>
    <style:style style:name="T312" style:parent-style-name="DefaultParagraphFont" style:family="text">
      <style:text-properties style:font-name="Heebo" style:font-name-complex="Heebo"/>
    </style:style>
    <style:style style:name="T313" style:parent-style-name="DefaultParagraphFont" style:family="text">
      <style:text-properties style:font-name="Heebo" style:font-name-complex="Heebo"/>
    </style:style>
    <style:style style:name="T314" style:parent-style-name="DefaultParagraphFont" style:family="text">
      <style:text-properties style:font-name="Heebo" style:font-name-complex="Heebo"/>
    </style:style>
    <style:style style:name="T315" style:parent-style-name="DefaultParagraphFont" style:family="text">
      <style:text-properties style:font-name="Heebo" style:font-name-complex="Heebo"/>
    </style:style>
    <style:style style:name="T316" style:parent-style-name="DefaultParagraphFont" style:family="text">
      <style:text-properties style:font-name="Heebo" style:font-name-complex="Heebo"/>
    </style:style>
    <style:style style:name="T317" style:parent-style-name="DefaultParagraphFont" style:family="text">
      <style:text-properties style:font-name="Heebo" style:font-name-complex="Heebo"/>
    </style:style>
    <style:style style:name="T318" style:parent-style-name="DefaultParagraphFont" style:family="text">
      <style:text-properties style:font-name="Heebo" style:font-name-complex="Heebo"/>
    </style:style>
    <style:style style:name="T319" style:parent-style-name="DefaultParagraphFont" style:family="text">
      <style:text-properties style:font-name="Heebo" style:font-name-complex="Heebo"/>
    </style:style>
    <style:style style:name="T320" style:parent-style-name="DefaultParagraphFont" style:family="text">
      <style:text-properties style:font-name="Heebo" style:font-name-complex="Heebo"/>
    </style:style>
    <style:style style:name="T321" style:parent-style-name="DefaultParagraphFont" style:family="text">
      <style:text-properties style:font-name="Heebo" style:font-name-complex="Heebo"/>
    </style:style>
    <style:style style:name="T322" style:parent-style-name="DefaultParagraphFont" style:family="text">
      <style:text-properties style:font-name="Heebo" style:font-name-complex="Heebo"/>
    </style:style>
    <style:style style:name="T323" style:parent-style-name="DefaultParagraphFont" style:family="text">
      <style:text-properties style:font-name="Heebo" style:font-name-complex="Heebo"/>
    </style:style>
    <style:style style:name="T324" style:parent-style-name="DefaultParagraphFont" style:family="text">
      <style:text-properties style:font-name="Heebo" style:font-name-complex="Heebo"/>
    </style:style>
    <style:style style:name="T325" style:parent-style-name="DefaultParagraphFont" style:family="text">
      <style:text-properties style:font-name="Heebo" style:font-name-complex="Heebo"/>
    </style:style>
    <style:style style:name="T326" style:parent-style-name="DefaultParagraphFont" style:family="text">
      <style:text-properties style:font-name="Heebo" style:font-name-complex="Heebo"/>
    </style:style>
    <style:style style:name="T327" style:parent-style-name="DefaultParagraphFont" style:family="text">
      <style:text-properties style:font-name="Heebo" style:font-name-complex="Heebo"/>
    </style:style>
    <style:style style:name="T328" style:parent-style-name="DefaultParagraphFont" style:family="text">
      <style:text-properties style:font-name="Heebo" style:font-name-complex="Heebo"/>
    </style:style>
    <style:style style:name="T329" style:parent-style-name="DefaultParagraphFont" style:family="text">
      <style:text-properties style:font-name="Heebo" style:font-name-complex="Heebo"/>
    </style:style>
    <style:style style:name="T330" style:parent-style-name="DefaultParagraphFont" style:family="text">
      <style:text-properties style:font-name="Heebo" style:font-name-complex="Heebo"/>
    </style:style>
    <style:style style:name="T331" style:parent-style-name="DefaultParagraphFont" style:family="text">
      <style:text-properties style:font-name="Heebo" style:font-name-complex="Heebo"/>
    </style:style>
    <style:style style:name="T332" style:parent-style-name="DefaultParagraphFont" style:family="text">
      <style:text-properties style:font-name="Heebo" style:font-name-complex="Heebo"/>
    </style:style>
    <style:style style:name="T333" style:parent-style-name="DefaultParagraphFont" style:family="text">
      <style:text-properties style:font-name="Heebo" style:font-name-complex="Heebo"/>
    </style:style>
    <style:style style:name="T334" style:parent-style-name="DefaultParagraphFont" style:family="text">
      <style:text-properties style:font-name="Heebo" style:font-name-complex="Heebo"/>
    </style:style>
    <style:style style:name="T335" style:parent-style-name="DefaultParagraphFont" style:family="text">
      <style:text-properties style:font-name="Heebo" style:font-name-complex="Heebo"/>
    </style:style>
    <style:style style:name="T336" style:parent-style-name="DefaultParagraphFont" style:family="text">
      <style:text-properties style:font-name="Heebo" style:font-name-complex="Heebo"/>
    </style:style>
    <style:style style:name="T337" style:parent-style-name="DefaultParagraphFont" style:family="text">
      <style:text-properties style:font-name="Heebo" style:font-name-complex="Heebo"/>
    </style:style>
    <style:style style:name="T338" style:parent-style-name="DefaultParagraphFont" style:family="text">
      <style:text-properties style:font-name="Heebo" style:font-name-complex="Heebo"/>
    </style:style>
    <style:style style:name="T339" style:parent-style-name="DefaultParagraphFont" style:family="text">
      <style:text-properties style:font-name="Heebo" style:font-name-complex="Heebo"/>
    </style:style>
    <style:style style:name="T340" style:parent-style-name="DefaultParagraphFont" style:family="text">
      <style:text-properties style:font-name="Heebo" style:font-name-complex="Heebo"/>
    </style:style>
    <style:style style:name="T341" style:parent-style-name="DefaultParagraphFont" style:family="text">
      <style:text-properties style:font-name="Heebo" style:font-name-complex="Heebo"/>
    </style:style>
    <style:style style:name="T342" style:parent-style-name="DefaultParagraphFont" style:family="text">
      <style:text-properties style:font-name="Heebo" style:font-name-complex="Heebo"/>
    </style:style>
    <style:style style:name="P343" style:parent-style-name="ListParagraph" style:family="paragraph">
      <style:paragraph-properties style:writing-mode="rl-tb"/>
      <style:text-properties style:font-name="Heebo" style:font-name-complex="Heebo"/>
    </style:style>
    <style:style style:name="P344" style:parent-style-name="ListParagraph" style:family="paragraph">
      <style:paragraph-properties style:writing-mode="rl-tb"/>
    </style:style>
    <style:style style:name="T345" style:parent-style-name="DefaultParagraphFont" style:family="text">
      <style:text-properties style:font-name="Heebo" style:font-name-complex="Heebo"/>
    </style:style>
    <style:style style:name="T346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347" style:parent-style-name="DefaultParagraphFont" style:family="text">
      <style:text-properties style:font-name="Heebo" style:font-name-complex="Heebo"/>
    </style:style>
    <style:style style:name="T348" style:parent-style-name="DefaultParagraphFont" style:family="text">
      <style:text-properties style:font-name="Heebo" style:font-name-complex="Heebo"/>
    </style:style>
    <style:style style:name="T349" style:parent-style-name="DefaultParagraphFont" style:family="text">
      <style:text-properties style:font-name="Heebo" style:font-name-complex="Heebo"/>
    </style:style>
    <style:style style:name="T350" style:parent-style-name="DefaultParagraphFont" style:family="text">
      <style:text-properties style:font-name="Heebo" style:font-name-complex="Heebo"/>
    </style:style>
    <style:style style:name="T351" style:parent-style-name="DefaultParagraphFont" style:family="text">
      <style:text-properties style:font-name="Heebo" style:font-name-complex="Heebo"/>
    </style:style>
    <style:style style:name="T352" style:parent-style-name="DefaultParagraphFont" style:family="text">
      <style:text-properties style:font-name="Heebo" style:font-name-complex="Heebo"/>
    </style:style>
    <style:style style:name="T353" style:parent-style-name="DefaultParagraphFont" style:family="text">
      <style:text-properties style:font-name="Heebo" style:font-name-complex="Heebo"/>
    </style:style>
    <style:style style:name="T354" style:parent-style-name="DefaultParagraphFont" style:family="text">
      <style:text-properties style:font-name="Heebo" style:font-name-complex="Heebo"/>
    </style:style>
    <style:style style:name="T355" style:parent-style-name="DefaultParagraphFont" style:family="text">
      <style:text-properties style:font-name="Heebo" style:font-name-complex="Heebo"/>
    </style:style>
    <style:style style:name="T356" style:parent-style-name="DefaultParagraphFont" style:family="text">
      <style:text-properties style:font-name="Heebo" style:font-name-complex="Heebo"/>
    </style:style>
    <style:style style:name="T357" style:parent-style-name="DefaultParagraphFont" style:family="text">
      <style:text-properties style:font-name="Heebo" style:font-name-complex="Heebo"/>
    </style:style>
    <style:style style:name="T358" style:parent-style-name="DefaultParagraphFont" style:family="text">
      <style:text-properties style:font-name="Heebo" style:font-name-complex="Heebo"/>
    </style:style>
    <style:style style:name="T359" style:parent-style-name="DefaultParagraphFont" style:family="text">
      <style:text-properties style:font-name="Heebo" style:font-name-complex="Heebo"/>
    </style:style>
    <style:style style:name="T360" style:parent-style-name="DefaultParagraphFont" style:family="text">
      <style:text-properties style:font-name="Heebo" style:font-name-complex="Heebo"/>
    </style:style>
    <style:style style:name="T361" style:parent-style-name="DefaultParagraphFont" style:family="text">
      <style:text-properties style:font-name="Heebo" style:font-name-complex="Heebo"/>
    </style:style>
    <style:style style:name="T362" style:parent-style-name="DefaultParagraphFont" style:family="text">
      <style:text-properties style:font-name="Heebo" style:font-name-complex="Heebo"/>
    </style:style>
    <style:style style:name="T363" style:parent-style-name="DefaultParagraphFont" style:family="text">
      <style:text-properties style:font-name="Heebo" style:font-name-complex="Heebo"/>
    </style:style>
    <style:style style:name="T364" style:parent-style-name="DefaultParagraphFont" style:family="text">
      <style:text-properties style:font-name="Heebo" style:font-name-complex="Heebo"/>
    </style:style>
    <style:style style:name="T365" style:parent-style-name="DefaultParagraphFont" style:family="text">
      <style:text-properties style:font-name="Heebo" style:font-name-complex="Heebo"/>
    </style:style>
    <style:style style:name="T366" style:parent-style-name="DefaultParagraphFont" style:family="text">
      <style:text-properties style:font-name="Heebo" style:font-name-complex="Heebo"/>
    </style:style>
    <style:style style:name="T367" style:parent-style-name="DefaultParagraphFont" style:family="text">
      <style:text-properties style:font-name="Heebo" style:font-name-complex="Heebo"/>
    </style:style>
    <style:style style:name="P368" style:parent-style-name="ListParagraph" style:family="paragraph">
      <style:paragraph-properties style:writing-mode="rl-tb"/>
    </style:style>
    <style:style style:name="T369" style:parent-style-name="DefaultParagraphFont" style:family="text">
      <style:text-properties style:font-name="Heebo" style:font-name-complex="Heebo"/>
    </style:style>
    <style:style style:name="T370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371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372" style:parent-style-name="DefaultParagraphFont" style:family="text">
      <style:text-properties style:font-name="Heebo" style:font-name-complex="Heebo"/>
    </style:style>
    <style:style style:name="T373" style:parent-style-name="DefaultParagraphFont" style:family="text">
      <style:text-properties style:font-name="Heebo" style:font-name-complex="Heebo"/>
    </style:style>
    <style:style style:name="T374" style:parent-style-name="DefaultParagraphFont" style:family="text">
      <style:text-properties style:font-name="Heebo" style:font-name-complex="Heebo"/>
    </style:style>
    <style:style style:name="T375" style:parent-style-name="DefaultParagraphFont" style:family="text">
      <style:text-properties style:font-name="Heebo" style:font-name-complex="Heebo"/>
    </style:style>
    <style:style style:name="T376" style:parent-style-name="DefaultParagraphFont" style:family="text">
      <style:text-properties style:font-name="Heebo" style:font-name-complex="Heebo"/>
    </style:style>
    <style:style style:name="T377" style:parent-style-name="DefaultParagraphFont" style:family="text">
      <style:text-properties style:font-name="Heebo" style:font-name-complex="Heebo"/>
    </style:style>
    <style:style style:name="T378" style:parent-style-name="DefaultParagraphFont" style:family="text">
      <style:text-properties style:font-name="Heebo" style:font-name-complex="Heebo"/>
    </style:style>
    <style:style style:name="T379" style:parent-style-name="DefaultParagraphFont" style:family="text">
      <style:text-properties style:font-name="Heebo" style:font-name-complex="Heebo"/>
    </style:style>
    <style:style style:name="T380" style:parent-style-name="DefaultParagraphFont" style:family="text">
      <style:text-properties style:font-name="Heebo" style:font-name-complex="Heebo"/>
    </style:style>
    <style:style style:name="T381" style:parent-style-name="DefaultParagraphFont" style:family="text">
      <style:text-properties style:font-name="Heebo" style:font-name-complex="Heebo"/>
    </style:style>
    <style:style style:name="T382" style:parent-style-name="DefaultParagraphFont" style:family="text">
      <style:text-properties style:font-name="Heebo" style:font-name-complex="Heebo"/>
    </style:style>
    <style:style style:name="T383" style:parent-style-name="DefaultParagraphFont" style:family="text">
      <style:text-properties style:font-name="Heebo" style:font-name-complex="Heebo"/>
    </style:style>
    <style:style style:name="T384" style:parent-style-name="DefaultParagraphFont" style:family="text">
      <style:text-properties style:font-name="Heebo" style:font-name-complex="Heebo"/>
    </style:style>
    <style:style style:name="T385" style:parent-style-name="DefaultParagraphFont" style:family="text">
      <style:text-properties style:font-name="Heebo" style:font-name-complex="Heebo"/>
    </style:style>
    <style:style style:name="T386" style:parent-style-name="DefaultParagraphFont" style:family="text">
      <style:text-properties style:font-name="Heebo" style:font-name-complex="Heebo"/>
    </style:style>
    <style:style style:name="T387" style:parent-style-name="DefaultParagraphFont" style:family="text">
      <style:text-properties style:font-name="Heebo" style:font-name-complex="Heebo"/>
    </style:style>
    <style:style style:name="T388" style:parent-style-name="DefaultParagraphFont" style:family="text">
      <style:text-properties style:font-name="Heebo" style:font-name-complex="Heebo"/>
    </style:style>
    <style:style style:name="T389" style:parent-style-name="DefaultParagraphFont" style:family="text">
      <style:text-properties style:font-name="Heebo" style:font-name-complex="Heebo"/>
    </style:style>
    <style:style style:name="T390" style:parent-style-name="DefaultParagraphFont" style:family="text">
      <style:text-properties style:font-name="Heebo" style:font-name-complex="Heebo"/>
    </style:style>
    <style:style style:name="T391" style:parent-style-name="DefaultParagraphFont" style:family="text">
      <style:text-properties style:font-name="Heebo" style:font-name-complex="Heebo"/>
    </style:style>
    <style:style style:name="T392" style:parent-style-name="DefaultParagraphFont" style:family="text">
      <style:text-properties style:font-name="Heebo" style:font-name-complex="Heebo"/>
    </style:style>
    <style:style style:name="T393" style:parent-style-name="DefaultParagraphFont" style:family="text">
      <style:text-properties style:font-name="Heebo" style:font-name-complex="Heebo"/>
    </style:style>
    <style:style style:name="T394" style:parent-style-name="DefaultParagraphFont" style:family="text">
      <style:text-properties style:font-name="Heebo" style:font-name-complex="Heebo"/>
    </style:style>
    <style:style style:name="T395" style:parent-style-name="DefaultParagraphFont" style:family="text">
      <style:text-properties style:font-name="Heebo" style:font-name-complex="Heebo"/>
    </style:style>
    <style:style style:name="T396" style:parent-style-name="DefaultParagraphFont" style:family="text">
      <style:text-properties style:font-name="Heebo" style:font-name-complex="Heebo"/>
    </style:style>
    <style:style style:name="P397" style:parent-style-name="ListParagraph" style:family="paragraph">
      <style:paragraph-properties style:writing-mode="rl-tb"/>
    </style:style>
    <style:style style:name="T398" style:parent-style-name="DefaultParagraphFont" style:family="text">
      <style:text-properties style:font-name="Heebo" style:font-name-complex="Heebo"/>
    </style:style>
    <style:style style:name="T399" style:parent-style-name="DefaultParagraphFont" style:family="text">
      <style:text-properties style:font-name="Heebo" style:font-name-complex="Heebo" fo:font-weight="bold" style:font-weight-asian="bold" style:font-weight-complex="bold"/>
    </style:style>
    <style:style style:name="T400" style:parent-style-name="DefaultParagraphFont" style:family="text">
      <style:text-properties style:font-name="Heebo" style:font-name-complex="Heebo"/>
    </style:style>
    <style:style style:name="T401" style:parent-style-name="DefaultParagraphFont" style:family="text">
      <style:text-properties style:font-name="Heebo" style:font-name-complex="Heebo"/>
    </style:style>
    <style:style style:name="T402" style:parent-style-name="DefaultParagraphFont" style:family="text">
      <style:text-properties style:font-name="Heebo" style:font-name-complex="Heebo"/>
    </style:style>
    <style:style style:name="T403" style:parent-style-name="DefaultParagraphFont" style:family="text">
      <style:text-properties style:font-name="Heebo" style:font-name-complex="Heebo"/>
    </style:style>
    <style:style style:name="T404" style:parent-style-name="DefaultParagraphFont" style:family="text">
      <style:text-properties style:font-name="Heebo" style:font-name-complex="Heebo"/>
    </style:style>
    <style:style style:name="T405" style:parent-style-name="DefaultParagraphFont" style:family="text">
      <style:text-properties style:font-name="Heebo" style:font-name-complex="Heebo"/>
    </style:style>
    <style:style style:name="T406" style:parent-style-name="DefaultParagraphFont" style:family="text">
      <style:text-properties style:font-name="Heebo" style:font-name-complex="Heebo"/>
    </style:style>
    <style:style style:name="T407" style:parent-style-name="DefaultParagraphFont" style:family="text">
      <style:text-properties style:font-name="Heebo" style:font-name-complex="Heebo"/>
    </style:style>
    <style:style style:name="T408" style:parent-style-name="DefaultParagraphFont" style:family="text">
      <style:text-properties style:font-name="Heebo" style:font-name-complex="Heebo"/>
    </style:style>
    <style:style style:name="T409" style:parent-style-name="DefaultParagraphFont" style:family="text">
      <style:text-properties style:font-name="Heebo" style:font-name-complex="Heebo"/>
    </style:style>
    <style:style style:name="T410" style:parent-style-name="DefaultParagraphFont" style:family="text">
      <style:text-properties style:font-name="Heebo" style:font-name-complex="Heebo"/>
    </style:style>
    <style:style style:name="T411" style:parent-style-name="DefaultParagraphFont" style:family="text">
      <style:text-properties style:font-name="Heebo" style:font-name-complex="Heebo"/>
    </style:style>
    <style:style style:name="T412" style:parent-style-name="DefaultParagraphFont" style:family="text">
      <style:text-properties style:font-name="Heebo" style:font-name-complex="Heebo"/>
    </style:style>
    <style:style style:name="T413" style:parent-style-name="DefaultParagraphFont" style:family="text">
      <style:text-properties style:font-name="Heebo" style:font-name-complex="Heebo"/>
    </style:style>
    <style:style style:name="T414" style:parent-style-name="DefaultParagraphFont" style:family="text">
      <style:text-properties style:font-name="Heebo" style:font-name-complex="Heebo"/>
    </style:style>
    <style:style style:name="T415" style:parent-style-name="DefaultParagraphFont" style:family="text">
      <style:text-properties style:font-name="Heebo" style:font-name-complex="Heebo"/>
    </style:style>
    <style:style style:name="T416" style:parent-style-name="DefaultParagraphFont" style:family="text">
      <style:text-properties style:font-name="Heebo" style:font-name-complex="Heebo"/>
    </style:style>
    <style:style style:name="T417" style:parent-style-name="DefaultParagraphFont" style:family="text">
      <style:text-properties style:font-name="Heebo" style:font-name-complex="Heebo"/>
    </style:style>
    <style:style style:name="T418" style:parent-style-name="DefaultParagraphFont" style:family="text">
      <style:text-properties style:font-name="Heebo" style:font-name-complex="Heebo"/>
    </style:style>
    <style:style style:name="T419" style:parent-style-name="DefaultParagraphFont" style:family="text">
      <style:text-properties style:font-name="Heebo" style:font-name-complex="Heebo"/>
    </style:style>
    <style:style style:name="T420" style:parent-style-name="DefaultParagraphFont" style:family="text">
      <style:text-properties style:font-name="Heebo" style:font-name-complex="Heebo"/>
    </style:style>
    <style:style style:name="P421" style:parent-style-name="ListParagraph" style:family="paragraph">
      <style:paragraph-properties style:writing-mode="rl-tb"/>
    </style:style>
    <style:style style:name="T422" style:parent-style-name="DefaultParagraphFont" style:family="text">
      <style:text-properties style:font-name="Heebo" style:font-name-complex="Heebo"/>
    </style:style>
    <style:style style:name="T423" style:parent-style-name="DefaultParagraphFont" style:family="text">
      <style:text-properties style:font-name="Heebo" style:font-name-complex="Heebo"/>
    </style:style>
    <style:style style:name="T424" style:parent-style-name="DefaultParagraphFont" style:family="text">
      <style:text-properties style:font-name="Heebo" style:font-name-complex="Heebo"/>
    </style:style>
    <style:style style:name="T425" style:parent-style-name="DefaultParagraphFont" style:family="text">
      <style:text-properties style:font-name="Heebo" style:font-name-complex="Heebo"/>
    </style:style>
    <style:style style:name="T426" style:parent-style-name="DefaultParagraphFont" style:family="text">
      <style:text-properties style:font-name="Heebo" style:font-name-complex="Heebo"/>
    </style:style>
    <style:style style:name="T427" style:parent-style-name="DefaultParagraphFont" style:family="text">
      <style:text-properties style:font-name="Heebo" style:font-name-complex="Heebo"/>
    </style:style>
    <style:style style:name="T428" style:parent-style-name="DefaultParagraphFont" style:family="text">
      <style:text-properties style:font-name="Heebo" style:font-name-complex="Heebo"/>
    </style:style>
    <style:style style:name="T429" style:parent-style-name="DefaultParagraphFont" style:family="text">
      <style:text-properties style:font-name="Heebo" style:font-name-complex="Heebo"/>
    </style:style>
    <style:style style:name="T430" style:parent-style-name="DefaultParagraphFont" style:family="text">
      <style:text-properties style:font-name="Heebo" style:font-name-complex="Heebo"/>
    </style:style>
    <style:style style:name="T431" style:parent-style-name="DefaultParagraphFont" style:family="text">
      <style:text-properties style:font-name="Heebo" style:font-name-complex="Heebo"/>
    </style:style>
    <style:style style:name="T432" style:parent-style-name="DefaultParagraphFont" style:family="text">
      <style:text-properties style:font-name="Heebo" style:font-name-complex="Heebo"/>
    </style:style>
    <style:style style:name="T433" style:parent-style-name="DefaultParagraphFont" style:family="text">
      <style:text-properties style:font-name="Heebo" style:font-name-complex="Heebo"/>
    </style:style>
    <style:style style:name="T434" style:parent-style-name="DefaultParagraphFont" style:family="text">
      <style:text-properties style:font-name="Heebo" style:font-name-complex="Heebo"/>
    </style:style>
    <style:style style:name="T435" style:parent-style-name="DefaultParagraphFont" style:family="text">
      <style:text-properties style:font-name="Heebo" style:font-name-complex="Heebo"/>
    </style:style>
    <style:style style:name="T436" style:parent-style-name="DefaultParagraphFont" style:family="text">
      <style:text-properties style:font-name="Heebo" style:font-name-complex="Heebo"/>
    </style:style>
    <style:style style:name="T437" style:parent-style-name="DefaultParagraphFont" style:family="text">
      <style:text-properties style:font-name="Heebo" style:font-name-complex="Heebo"/>
    </style:style>
    <style:style style:name="T438" style:parent-style-name="DefaultParagraphFont" style:family="text">
      <style:text-properties style:font-name="Heebo" style:font-name-complex="Heebo"/>
    </style:style>
    <style:style style:name="T439" style:parent-style-name="DefaultParagraphFont" style:family="text">
      <style:text-properties style:font-name="Heebo" style:font-name-complex="Heebo"/>
    </style:style>
    <style:style style:name="T440" style:parent-style-name="DefaultParagraphFont" style:family="text">
      <style:text-properties style:font-name="Heebo" style:font-name-complex="Heebo"/>
    </style:style>
    <style:style style:name="T441" style:parent-style-name="DefaultParagraphFont" style:family="text">
      <style:text-properties style:font-name="Heebo" style:font-name-complex="Heebo"/>
    </style:style>
    <style:style style:name="T442" style:parent-style-name="DefaultParagraphFont" style:family="text">
      <style:text-properties style:font-name="Heebo" style:font-name-complex="Heebo"/>
    </style:style>
    <style:style style:name="T443" style:parent-style-name="DefaultParagraphFont" style:family="text">
      <style:text-properties style:font-name="Heebo" style:font-name-complex="Heebo"/>
    </style:style>
    <style:style style:name="T444" style:parent-style-name="DefaultParagraphFont" style:family="text">
      <style:text-properties style:font-name="Heebo" style:font-name-complex="Heebo"/>
    </style:style>
    <style:style style:name="T445" style:parent-style-name="DefaultParagraphFont" style:family="text">
      <style:text-properties style:font-name="Heebo" style:font-name-complex="Heebo"/>
    </style:style>
    <style:style style:name="T446" style:parent-style-name="DefaultParagraphFont" style:family="text">
      <style:text-properties style:font-name="Heebo" style:font-name-complex="Heebo"/>
    </style:style>
    <style:style style:name="T447" style:parent-style-name="DefaultParagraphFont" style:family="text">
      <style:text-properties style:font-name="Heebo" style:font-name-complex="Heebo"/>
    </style:style>
    <style:style style:name="T448" style:parent-style-name="DefaultParagraphFont" style:family="text">
      <style:text-properties style:font-name="Heebo" style:font-name-complex="Heebo"/>
    </style:style>
    <style:style style:name="T449" style:parent-style-name="DefaultParagraphFont" style:family="text">
      <style:text-properties style:font-name="Heebo" style:font-name-complex="Heebo"/>
    </style:style>
    <style:style style:name="T450" style:parent-style-name="DefaultParagraphFont" style:family="text">
      <style:text-properties style:font-name="Heebo" style:font-name-complex="Heebo"/>
    </style:style>
    <style:style style:name="T451" style:parent-style-name="DefaultParagraphFont" style:family="text">
      <style:text-properties style:font-name="Heebo" style:font-name-complex="Heebo"/>
    </style:style>
    <style:style style:name="T452" style:parent-style-name="DefaultParagraphFont" style:family="text">
      <style:text-properties style:font-name="Heebo" style:font-name-complex="Heebo"/>
    </style:style>
    <style:style style:name="T453" style:parent-style-name="DefaultParagraphFont" style:family="text">
      <style:text-properties style:font-name="Heebo" style:font-name-complex="Heebo"/>
    </style:style>
    <style:style style:name="T454" style:parent-style-name="DefaultParagraphFont" style:family="text">
      <style:text-properties style:font-name="Heebo" style:font-name-complex="Heebo"/>
    </style:style>
    <style:style style:name="T455" style:parent-style-name="DefaultParagraphFont" style:family="text">
      <style:text-properties style:font-name="Heebo" style:font-name-complex="Heebo"/>
    </style:style>
    <style:style style:name="P456" style:parent-style-name="Normal" style:family="paragraph">
      <style:paragraph-properties style:writing-mode="rl-tb"/>
      <style:text-properties style:font-name="Heebo" style:font-name-complex="Heebo"/>
    </style:style>
    <style:style style:name="P457" style:parent-style-name="Normal" style:family="paragraph">
      <style:paragraph-properties style:writing-mode="rl-tb"/>
      <style:text-properties style:font-name="Heebo" style:font-name-complex="Heebo"/>
    </style:style>
    <style:style style:name="P458" style:parent-style-name="ListParagraph" style:family="paragraph">
      <style:paragraph-properties style:writing-mode="rl-tb"/>
      <style:text-properties style:font-name="Heebo" style:font-name-complex="Heebo"/>
    </style:style>
    <style:style style:family="graphic" style:name="a0">
      <style:graphic-properties style:wrap="run-through" style:run-through="foreground" draw:fill="none" draw:stroke="solid" svg:stroke-width="0.01389in" svg:stroke-color="#000000" svg:stroke-opacity="100%" draw:stroke-linejoin="miter" svg:stroke-linecap="butt" style:horizontal-rel="page-content" style:vertical-rel="paragraph" style:horizontal-pos="center" style:vertical-pos="from-top"/>
    </style:style>
  </office:automatic-styles>
  <office:body>
    <office:text text:use-soft-page-breaks="true">
      <text:p text:style-name="P1"><draw:custom-shape svg:x="0in" svg:y="0.132in" svg:width="6.00903in" svg:height="0.50764in" draw:z-index="251659264" draw:id="id0" draw:style-name="a0" draw:name="Rectangle 1" text:anchor-type="paragraph"><svg:title/><svg:desc/><draw:enhanced-geometry draw:type="non-primitive" svg:viewBox="0 0 21600 21600" draw:enhanced-path="M 0 0 L 21600 0 21600 21600 0 21600 Z N"/></draw:custom-shape></text:p>
      <text:p text:style-name="P19"><text:span text:style-name="T20">CASE</text:span><text:span text:style-name="T21"><text:s/></text:span><text:span text:style-name="T22">תרגול</text:span><text:span text:style-name="T23"><text:s/></text:span></text:p>
      <text:p text:style-name="P24"><text:span text:style-name="T25"><text:line-break/></text:span><text:span text:style-name="T26">התרגול על מסד הנתונים<text:s/></text:span><text:span text:style-name="T27">STAGE SOUND</text:span></text:p>
      <text:p text:style-name="P28"/>
      <text:list text:style-name="LFO4" text:continue-numbering="true">
        <text:list-item>
          <text:p text:style-name="P29"><text:span text:style-name="T30">עבור כל עובד חשב את סך המכירות,</text:span><text:span text:style-name="T31"><text:s/></text:span><text:span text:style-name="T32">אם</text:span><text:span text:style-name="T33"><text:s/></text:span><text:span text:style-name="T34">סך</text:span><text:span text:style-name="T35"><text:s/></text:span><text:span text:style-name="T36">המכירות</text:span><text:span text:style-name="T37"><text:s/></text:span><text:span text:style-name="T38">עולה</text:span><text:span text:style-name="T39"><text:s/></text:span><text:span text:style-name="T40">על</text:span><text:span text:style-name="T41"><text:s/></text:span><text:span text:style-name="T42">750</text:span><text:span text:style-name="T43"><text:s/></text:span><text:span text:style-name="T44">העובד</text:span><text:span text:style-name="T45"><text:s/></text:span><text:span text:style-name="T46">מקבל</text:span><text:span text:style-name="T47"><text:s/></text:span><text:span text:style-name="T48">עמלה</text:span><text:span text:style-name="T49"><text:s/></text:span><text:span text:style-name="T50">של</text:span><text:span text:style-name="T51"><text:s/>5%</text:span><text:span text:style-name="T52">. הצג</text:span><text:span text:style-name="T53"><text:s/></text:span><text:span text:style-name="T54">את</text:span><text:span text:style-name="T55"><text:s/></text:span><text:span text:style-name="T56">שם</text:span><text:span text:style-name="T57"><text:s/></text:span><text:span text:style-name="T58">העובד</text:span><text:span text:style-name="T59">,<text:s/></text:span><text:span text:style-name="T60">סך</text:span><text:span text:style-name="T61"><text:s/></text:span><text:span text:style-name="T62">המכירות</text:span><text:span text:style-name="T63"><text:s/></text:span><text:span text:style-name="T64">וסכום</text:span><text:span text:style-name="T65"><text:s/></text:span><text:span text:style-name="T66">העמלה</text:span><text:span text:style-name="T67">.</text:span><text:span text:style-name="T68"><text:s/>סדרו את טבלת התוצאה על פי סך מכירות בסדר יורד. (9)</text:span></text:p>
        </text:list-item>
      </text:list>
      <text:p text:style-name="P69"/>
      <text:list text:style-name="LFO4" text:continue-numbering="true">
        <text:list-item>
          <text:p text:style-name="P70"><text:span text:style-name="T71">מנהל</text:span><text:span text:style-name="T72"><text:s/></text:span><text:span text:style-name="T73">חברת<text:s/></text:span><text:span text:style-name="T74">STAGE SOUND</text:span><text:span text:style-name="T75"><text:s/></text:span><text:span text:style-name="T76">ביקש</text:span><text:span text:style-name="T77"><text:s/></text:span><text:span text:style-name="T78">מכם</text:span><text:span text:style-name="T79"><text:s/></text:span><text:span text:style-name="T80">ליצור</text:span><text:span text:style-name="T81"><text:s/></text:span><text:span text:style-name="T82">דוח</text:span><text:span text:style-name="T83"><text:s/></text:span><text:span text:style-name="T84">שיעזור</text:span><text:span text:style-name="T85"><text:s/></text:span><text:span text:style-name="T86">לחברה</text:span><text:span text:style-name="T87"><text:s/></text:span><text:span text:style-name="T88">לסווג</text:span><text:span text:style-name="T89"><text:s/></text:span><text:span text:style-name="T90">את</text:span><text:span text:style-name="T91"><text:s/></text:span><text:span text:style-name="T92">החשבוניות</text:span><text:span text:style-name="T93"><text:s/></text:span><text:span text:style-name="T94">שלה</text:span><text:span text:style-name="T95"><text:s/></text:span><text:span text:style-name="T96">לקטגוריות</text:span><text:span text:style-name="T97"><text:s/></text:span><text:span text:style-name="T98">שונות</text:span><text:span text:style-name="T99">, ב</text:span><text:span text:style-name="T100">התבסס</text:span><text:span text:style-name="T101"><text:s/></text:span><text:span text:style-name="T102">על</text:span><text:span text:style-name="T103"><text:s/></text:span><text:span text:style-name="T104">סכום</text:span><text:span text:style-name="T105"><text:s/></text:span><text:span text:style-name="T106">כל</text:span><text:span text:style-name="T107"><text:s/></text:span><text:span text:style-name="T108">חשבונית</text:span><text:span text:style-name="T109">,<text:s/></text:span><text:span text:style-name="T110">תוך</text:span><text:span text:style-name="T111"><text:s/></text:span><text:span text:style-name="T112">התחשבות</text:span><text:span text:style-name="T113"><text:s/></text:span><text:span text:style-name="T114">במדינה</text:span><text:span text:style-name="T115"><text:s/></text:span><text:span text:style-name="T116">ובערים</text:span><text:span text:style-name="T117"><text:s/></text:span><text:span text:style-name="T118">המיוחדות</text:span><text:span text:style-name="T119"><text:s/></text:span><text:span text:style-name="T120">של</text:span><text:span text:style-name="T121"><text:s/></text:span><text:span text:style-name="T122">המשלוחים</text:span><text:span text:style-name="T123">.</text:span><text:span text:style-name="T124"><text:line-break/></text:span><text:span text:style-name="T125">הציגו</text:span><text:span text:style-name="T126"><text:s/></text:span><text:span text:style-name="T127">את</text:span><text:span text:style-name="T128"><text:s/></text:span><text:span text:style-name="T129">מזהה</text:span><text:span text:style-name="T130"><text:s/></text:span><text:span text:style-name="T131">החשבונית</text:span><text:span text:style-name="T132">,<text:s/></text:span><text:span text:style-name="T133">הסכום</text:span><text:span text:style-name="T134"><text:s/></text:span><text:span text:style-name="T135">הכולל</text:span><text:span text:style-name="T136"><text:s/></text:span><text:span text:style-name="T137">שלה</text:span><text:span text:style-name="T138"><text:s/></text:span><text:span text:style-name="T139">והקטגוריה</text:span><text:span text:style-name="T140"><text:s/></text:span><text:span text:style-name="T141">שלה</text:span><text:span text:style-name="T142">,<text:s/></text:span><text:span text:style-name="T143">כאשר</text:span><text:span text:style-name="T144"><text:s/></text:span><text:span text:style-name="T145">הקטגוריות</text:span><text:span text:style-name="T146"><text:s/></text:span><text:span text:style-name="T147">הן</text:span><text:span text:style-name="T148">:</text:span><text:span text:style-name="T149"><text:line-break/></text:span></text:p>
        </text:list-item>
      </text:list>
      <text:list text:style-name="LFO5" text:continue-numbering="true">
        <text:list-item>
          <text:p text:style-name="P150"><text:span text:style-name="T151">"</text:span><text:span text:style-name="T152">Premium High</text:span><text:span text:style-name="T153">"<text:s/></text:span><text:span text:style-name="T154">לחשבוניות</text:span><text:span text:style-name="T155"><text:s/></text:span><text:span text:style-name="T156">עם</text:span><text:span text:style-name="T157"><text:s/></text:span><text:span text:style-name="T158">סכום</text:span><text:span text:style-name="T159"><text:s/></text:span><text:span text:style-name="T160">מעל</text:span><text:span text:style-name="T161"><text:s/>25.</text:span></text:p>
        </text:list-item>
        <text:list-item>
          <text:p text:style-name="P162"><text:span text:style-name="T163">"</text:span><text:span text:style-name="T164">Premium</text:span><text:span text:style-name="T165">"<text:s/></text:span><text:span text:style-name="T166">לחשבוניות</text:span><text:span text:style-name="T167"><text:s/></text:span><text:span text:style-name="T168">עם</text:span><text:span text:style-name="T169"><text:s/></text:span><text:span text:style-name="T170">סכום</text:span><text:span text:style-name="T171"><text:s/></text:span><text:span text:style-name="T172">מעל</text:span><text:span text:style-name="T173"><text:s/>20.</text:span></text:p>
        </text:list-item>
        <text:list-item>
          <text:p text:style-name="P174"><text:span text:style-name="T175">"</text:span><text:span text:style-name="T176">Standard (North America)</text:span><text:span text:style-name="T177">"</text:span><text:span text:style-name="T178"><text:s/></text:span><text:span text:style-name="T179">לחשבוניות</text:span><text:span text:style-name="T180"><text:s/></text:span><text:span text:style-name="T181">עם</text:span><text:span text:style-name="T182"><text:s/></text:span><text:span text:style-name="T183">סכום</text:span><text:span text:style-name="T184"><text:s/></text:span><text:span text:style-name="T185">בין</text:span><text:span text:style-name="T186"><text:s/>10<text:s/></text:span><text:span text:style-name="T187">ל</text:span><text:span text:style-name="T188">-20<text:s/></text:span><text:span text:style-name="T189">שמגיעות</text:span><text:span text:style-name="T190"><text:s/></text:span><text:span text:style-name="T191">מארצות</text:span><text:span text:style-name="T192"><text:s/></text:span><text:span text:style-name="T193">הברית</text:span><text:span text:style-name="T194"><text:s/></text:span><text:span text:style-name="T195">או</text:span><text:span text:style-name="T196"><text:s/></text:span><text:span text:style-name="T197">קנדה</text:span><text:span text:style-name="T198">.</text:span></text:p>
        </text:list-item>
        <text:list-item>
          <text:p text:style-name="P199"><text:span text:style-name="T200">"</text:span><text:span text:style-name="T201">Basic (Non-A Cities)</text:span><text:span text:style-name="T202">"<text:s/></text:span><text:span text:style-name="T203">לחשבוניות</text:span><text:span text:style-name="T204"><text:s/></text:span><text:span text:style-name="T205">עם</text:span><text:span text:style-name="T206"><text:s/></text:span><text:span text:style-name="T207">סכום</text:span><text:span text:style-name="T208"><text:s/></text:span><text:span text:style-name="T209">בין</text:span><text:span text:style-name="T210"><text:s/>5<text:s/></text:span><text:span text:style-name="T211">ל</text:span><text:span text:style-name="T212">-10<text:s/></text:span><text:span text:style-name="T213">שאינן</text:span><text:span text:style-name="T214"><text:s/></text:span><text:span text:style-name="T215">נשלחות</text:span><text:span text:style-name="T216"><text:s/></text:span><text:span text:style-name="T217">לערים</text:span><text:span text:style-name="T218"><text:s/></text:span><text:span text:style-name="T219">שמתחילות</text:span><text:span text:style-name="T220"><text:s/></text:span><text:span text:style-name="T221">באות</text:span><text:span text:style-name="T222"><text:s/></text:span><text:span text:style-name="T223">A</text:span><text:span text:style-name="T224">.</text:span></text:p>
        </text:list-item>
        <text:list-item>
          <text:p text:style-name="P225"><text:span text:style-name="T226">"</text:span><text:span text:style-name="T227">Low</text:span><text:span text:style-name="T228">"</text:span><text:span text:style-name="T229"><text:s/></text:span><text:span text:style-name="T230">לחשבוניות</text:span><text:span text:style-name="T231"><text:s/></text:span><text:span text:style-name="T232">עם</text:span><text:span text:style-name="T233"><text:s/></text:span><text:span text:style-name="T234">סכום</text:span><text:span text:style-name="T235"><text:s/></text:span><text:span text:style-name="T236">נמוך</text:span><text:span text:style-name="T237"><text:s/></text:span><text:span text:style-name="T238">מ</text:span><text:span text:style-name="T239">-5.</text:span></text:p>
        </text:list-item>
      </text:list>
      <text:p text:style-name="P240">יש להתחשב רק בחשבוניות שמצוין בהן סכום כולל.<text:s/>מיינו<text:s/>את<text:s/>התוצאות<text:s/>לפי<text:s/>הסכום<text:s/>הכולל<text:s/>בסדר<text:s/>יורד.<text:s/>(412)<text:line-break/></text:p>
      <text:p text:style-name="P241"/>
      <text:p text:style-name="P242"/>
      <text:p text:style-name="P243"/>
      <text:p text:style-name="P244"/>
      <text:p text:style-name="P245"/>
      <text:list text:style-name="LFO4" text:continue-numbering="true">
        <text:list-item>
          <text:p text:style-name="P246"><text:span text:style-name="T247">החברה מעוניינת לקבל דו"ח המציג את מצב המכירות שלה במדינות שונות לאורך השנים, כאשר סכום המכירות מסווג לקטגוריות הבאות</text:span><text:span text:style-name="T248">:</text:span></text:p>
        </text:list-item>
      </text:list>
      <text:list text:style-name="LFO6" text:continue-numbering="true">
        <text:list-item>
          <text:p text:style-name="P249"><text:span text:style-name="T250">high sales</text:span><text:span text:style-name="T251"><text:s/>כאשר סכום המכירות שמעל 30</text:span></text:p>
        </text:list-item>
        <text:list-item>
          <text:p text:style-name="P252"><text:span text:style-name="T253">Medium sales</text:span><text:span text:style-name="T254"><text:s/>כאשר סכום המכירות בין 20 ל30</text:span></text:p>
        </text:list-item>
        <text:list-item>
          <text:p text:style-name="P255"><text:span text:style-name="T256">Low sales</text:span><text:span text:style-name="T257"><text:s/>כאשר סכום המכירות קטן מ20</text:span></text:p>
        </text:list-item>
      </text:list>
      <text:p text:style-name="P258"><text:span text:style-name="T259">טבלת התוצאה</text:span><text:span text:style-name="T260"><text:s/></text:span><text:span text:style-name="T261">צריכה</text:span><text:span text:style-name="T262"><text:s/>להציג את המדינה, השנה וסכום המכירות המסווג לפי הקטגוריות הנ"ל</text:span><text:span text:style-name="T263"><text:s/>עבור כל שנה ומדינה בנפרד ועבור השילוב של כל מדינה ושנה ביחד</text:span><text:span text:style-name="T264">.<text:s/></text:span><text:span text:style-name="T265">–</text:span><text:span text:style-name="T266"><text:s/></text:span><text:span text:style-name="T267">חקרו באינטרנט על<text:s/></text:span><text:span text:style-name="T268">CUBE</text:span><text:span text:style-name="T269"><text:s/>בפסוקית ה</text:span><text:span text:style-name="T270">group by</text:span><text:span text:style-name="T271"><text:s/></text:span><text:span text:style-name="T272">(131)</text:span></text:p>
      <text:p text:style-name="P273"/>
      <text:list text:style-name="LFO4" text:continue-numbering="true">
        <text:list-item>
          <text:p text:style-name="P274"><text:span text:style-name="T275">חברת</text:span><text:span text:style-name="T276"><text:s/></text:span><text:span text:style-name="T277">המוזיקה</text:span><text:span text:style-name="T278"><text:s/></text:span><text:span text:style-name="T279">מעוניינת</text:span><text:span text:style-name="T280"><text:s/></text:span><text:span text:style-name="T281">לנתח</text:span><text:span text:style-name="T282"><text:s/></text:span><text:span text:style-name="T283">את</text:span><text:span text:style-name="T284"><text:s/></text:span><text:span text:style-name="T285">המכירות</text:span><text:span text:style-name="T286"><text:s/></text:span><text:span text:style-name="T287">העולמיות</text:span><text:span text:style-name="T288"><text:s/></text:span><text:span text:style-name="T289">לפי</text:span><text:span text:style-name="T290"><text:s/></text:span><text:span text:style-name="T291">מדינות</text:span><text:span text:style-name="T292"><text:s/></text:span><text:span text:style-name="T293">וסוגי</text:span><text:span text:style-name="T294"><text:s/></text:span><text:span text:style-name="T295">מדי</text:span><text:span text:style-name="T296">ה.</text:span><text:span text:style-name="T297"><text:line-break/></text:span><text:span text:style-name="T298">הציגו</text:span><text:span text:style-name="T299"><text:s/>את סך המכירות עבור כל סוג מדיה בכל מדינה בנפרד,</text:span><text:span text:style-name="T300"><text:s/></text:span><text:span text:style-name="T301">את סכום המכירות הכולל בכל</text:span><text:span text:style-name="T302"><text:s/>מדינה וגם את הסך הכולל של המכירות בכל המדינות</text:span><text:span text:style-name="T303"><text:s/>יחד</text:span><text:span text:style-name="T304">.<text:s/></text:span><text:span text:style-name="T305">(89)</text:span></text:p>
        </text:list-item>
      </text:list>
      <text:p text:style-name="P306"/>
      <text:list text:style-name="LFO4" text:continue-numbering="true">
        <text:list-item>
          <text:p text:style-name="P307"><text:span text:style-name="T308">החברה רוצה</text:span><text:span text:style-name="T309"><text:s/></text:span><text:span text:style-name="T310">לנתח את</text:span><text:span text:style-name="T311"><text:s/></text:span><text:span text:style-name="T312">מכירות</text:span><text:span text:style-name="T313">יה</text:span><text:span text:style-name="T314"><text:s/></text:span><text:span text:style-name="T315">לפי</text:span><text:span text:style-name="T316"><text:s/></text:span><text:span text:style-name="T317">ממוצעים</text:span><text:span text:style-name="T318"><text:s/></text:span><text:span text:style-name="T319">של</text:span><text:span text:style-name="T320"><text:s/></text:span><text:span text:style-name="T321">סכומי</text:span><text:span text:style-name="T322"><text:s/></text:span><text:span text:style-name="T323">חשבוניות</text:span><text:span text:style-name="T324"><text:s/></text:span><text:span text:style-name="T325">בחתכים</text:span><text:span text:style-name="T326"><text:s/></text:span><text:span text:style-name="T327">שונים</text:span><text:span text:style-name="T328">.<text:s/></text:span><text:span text:style-name="T329">הציגו</text:span><text:span text:style-name="T330"><text:s/></text:span><text:span text:style-name="T331">עבור</text:span><text:span text:style-name="T332"><text:s/></text:span><text:span text:style-name="T333">כל</text:span><text:span text:style-name="T334"><text:s/></text:span><text:span text:style-name="T335">לקוח</text:span><text:span text:style-name="T336"><text:s/></text:span><text:span text:style-name="T337">את</text:span><text:span text:style-name="T338"><text:s/></text:span><text:span text:style-name="T339">הפרטים</text:span><text:span text:style-name="T340"><text:s/></text:span><text:span text:style-name="T341">הבאים</text:span><text:span text:style-name="T342">:</text:span></text:p>
        </text:list-item>
      </text:list>
      <text:p text:style-name="P343"/>
      <text:p text:style-name="P344"><text:span text:style-name="T345">1.<text:s/></text:span><text:span text:style-name="T346">avg_high_sales</text:span><text:span text:style-name="T347">-<text:s/></text:span><text:span text:style-name="T348">ממוצע</text:span><text:span text:style-name="T349"><text:s/></text:span><text:span text:style-name="T350">סכום</text:span><text:span text:style-name="T351"><text:s/></text:span><text:span text:style-name="T352">החשבוניות</text:span><text:span text:style-name="T353"><text:s/></text:span><text:span text:style-name="T354">שלקוחות</text:span><text:span text:style-name="T355"><text:s/></text:span><text:span text:style-name="T356">הוציאו</text:span><text:span text:style-name="T357"><text:s/></text:span><text:span text:style-name="T358">כאשר</text:span><text:span text:style-name="T359"><text:s/></text:span><text:span text:style-name="T360">סכום</text:span><text:span text:style-name="T361"><text:s/></text:span><text:span text:style-name="T362">החשבונית</text:span><text:span text:style-name="T363"><text:s/></text:span><text:span text:style-name="T364">גבוה</text:span><text:span text:style-name="T365"><text:s/></text:span><text:span text:style-name="T366">מ</text:span><text:span text:style-name="T367">-10.</text:span></text:p>
      <text:p text:style-name="P368"><text:span text:style-name="T369">2.<text:s/></text:span><text:span text:style-name="T370">avg_medium_sales</text:span><text:span text:style-name="T371"><text:s/></text:span><text:span text:style-name="T372">-<text:s/></text:span><text:span text:style-name="T373">ממוצע</text:span><text:span text:style-name="T374"><text:s/></text:span><text:span text:style-name="T375">סכום</text:span><text:span text:style-name="T376"><text:s/></text:span><text:span text:style-name="T377">החשבוניות</text:span><text:span text:style-name="T378"><text:s/></text:span><text:span text:style-name="T379">שלקוחות</text:span><text:span text:style-name="T380"><text:s/></text:span><text:span text:style-name="T381">הוציאו</text:span><text:span text:style-name="T382"><text:s/></text:span><text:span text:style-name="T383">כאשר</text:span><text:span text:style-name="T384"><text:s/></text:span><text:span text:style-name="T385">סכום</text:span><text:span text:style-name="T386"><text:s/></text:span><text:span text:style-name="T387">החשבונית</text:span><text:span text:style-name="T388"><text:s/></text:span><text:span text:style-name="T389">נמצא</text:span><text:span text:style-name="T390"><text:s/></text:span><text:span text:style-name="T391">בטווח</text:span><text:span text:style-name="T392"><text:s/></text:span><text:span text:style-name="T393">שבין</text:span><text:span text:style-name="T394"><text:s/>5<text:s/></text:span><text:span text:style-name="T395">ל</text:span><text:span text:style-name="T396">-10.</text:span></text:p>
      <text:p text:style-name="P397"><text:span text:style-name="T398">3.<text:s/></text:span><text:span text:style-name="T399">avg_low_sales</text:span><text:span text:style-name="T400"><text:s/>-<text:s/></text:span><text:span text:style-name="T401">ממוצע</text:span><text:span text:style-name="T402"><text:s/></text:span><text:span text:style-name="T403">סכום</text:span><text:span text:style-name="T404"><text:s/></text:span><text:span text:style-name="T405">החשבוניות</text:span><text:span text:style-name="T406"><text:s/></text:span><text:span text:style-name="T407">שלקוחות</text:span><text:span text:style-name="T408"><text:s/></text:span><text:span text:style-name="T409">הוציאו</text:span><text:span text:style-name="T410"><text:s/></text:span><text:span text:style-name="T411">כאשר</text:span><text:span text:style-name="T412"><text:s/></text:span><text:span text:style-name="T413">סכום</text:span><text:span text:style-name="T414"><text:s/></text:span><text:span text:style-name="T415">החשבונית</text:span><text:span text:style-name="T416"><text:s/></text:span><text:span text:style-name="T417">נמוך</text:span><text:span text:style-name="T418"><text:s/></text:span><text:span text:style-name="T419">מ</text:span><text:span text:style-name="T420">-5.</text:span></text:p>
      <text:p text:style-name="P421"><text:span text:style-name="T422">הציגו</text:span><text:span text:style-name="T423"><text:s/></text:span><text:span text:style-name="T424">עבור כל לקוח</text:span><text:span text:style-name="T425"><text:s/></text:span><text:span text:style-name="T426">את</text:span><text:span text:style-name="T427"><text:s/></text:span><text:span text:style-name="T428">המזהה</text:span><text:span text:style-name="T429">,<text:s/></text:span><text:span text:style-name="T430">שם</text:span><text:span text:style-name="T431">,<text:s/></text:span><text:span text:style-name="T432">ממוצע</text:span><text:span text:style-name="T433"><text:s/></text:span><text:span text:style-name="T434">לפי</text:span><text:span text:style-name="T435"><text:s/></text:span><text:span text:style-name="T436">כל</text:span><text:span text:style-name="T437"><text:s/></text:span><text:span text:style-name="T438">קטגוריית</text:span><text:span text:style-name="T439"><text:s/></text:span><text:span text:style-name="T440">סכום</text:span><text:span text:style-name="T441"><text:s/></text:span><text:span text:style-name="T442">חשבונית</text:span><text:span text:style-name="T443">,<text:s/></text:span><text:span text:style-name="T444">סך</text:span><text:span text:style-name="T445"><text:s/></text:span><text:span text:style-name="T446">כל</text:span><text:span text:style-name="T447"><text:s/></text:span><text:span text:style-name="T448">המכירות</text:span><text:span text:style-name="T449"><text:s/></text:span><text:span text:style-name="T450">והממוצע</text:span><text:span text:style-name="T451"><text:s/></text:span><text:span text:style-name="T452">הכללי</text:span><text:span text:style-name="T453"><text:s/>שלו</text:span><text:span text:style-name="T454">.</text:span><text:span text:style-name="T455"><text:s/>(59)</text:span></text:p>
      <text:p text:style-name="P456"/>
      <text:p text:style-name="P457"/>
      <text:p text:style-name="P458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Heebo" svg:font-family="Heebo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iriam" svg:font-family="Miriam" style:font-family-generic="swiss" style:font-pitch="variable" svg:panose-1="2 11 5 2 5 1 1 1 1 1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he" style:country-complex="IL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paragraph-properties fo:line-height="115%"/>
      <style:text-properties style:font-name="Aptos" style:font-name-asian="Aptos" style:font-name-complex="Arial" style:letter-kerning="true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Aptos" style:font-name-asian="Aptos" style:font-name-complex="Arial" style:letter-kerning="true"/>
    </style:style>
    <style:style style:name="normaltextrun" style:display-name="normaltextrun" style:family="text" style:parent-style-name="DefaultParagraphFont"/>
    <style:style style:name="tabchar" style:display-name="tabchar" style:family="text" style:parent-style-name="DefaultParagraphFont"/>
    <style:style style:name="scxw50245697" style:display-name="scxw50245697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Aptos" style:font-name-asian="Aptos" style:font-name-complex="Arial" style:letter-kerning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Heebo" style:font-name-complex="Heebo" fo:font-size="11pt" style:font-size-asian="11pt"/>
    </style:style>
    <style:style style:name="WW_CharLFO4LVL1" style:family="text">
      <style:text-properties fo:font-size="12pt" style:font-size-asian="12pt"/>
    </style:style>
    <style:style style:name="WW_CharLFO5LVL1" style:family="text">
      <style:text-properties style:font-name="Symbol" fo:font-size="12pt" style:font-size-asian="12pt"/>
    </style:style>
    <style:style style:name="WW_CharLFO6LVL1" style:family="text">
      <style:text-properties style:font-name="Symbol" fo:font-size="12pt" style:font-size-asian="12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Courier New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4">
      <text:list-level-style-number text:level="1" text:style-name="WW_CharLFO4LVL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suffix="." style:num-list-format-name="NLF1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1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1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1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1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1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1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2" style:parent-style-name="normaltextrun" style:family="text">
      <style:text-properties style:font-name="Miriam" style:font-name-complex="Miriam" fo:color="#000000" fo:font-size="8pt" style:font-size-asian="8pt" style:font-size-complex="8pt" fo:background-color="#E1E3E6"/>
    </style:style>
    <style:style style:name="T3" style:parent-style-name="tabchar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4" style:parent-style-name="normaltextrun" style:family="text">
      <style:text-properties fo:color="#000000" fo:font-size="8pt" style:font-size-asian="8pt" style:font-size-complex="8pt" fo:background-color="#FFFFFF"/>
    </style:style>
    <style:style style:name="T5" style:parent-style-name="normaltextrun" style:family="text">
      <style:text-properties style:font-name="Miriam" style:font-name-complex="Miriam" fo:color="#000000" fo:font-size="8pt" style:font-size-asian="8pt" style:font-size-complex="8pt" fo:background-color="#E1E3E6"/>
    </style:style>
    <style:style style:name="T6" style:parent-style-name="normaltextrun" style:family="text">
      <style:text-properties fo:color="#000000" fo:font-size="8pt" style:font-size-asian="8pt" style:font-size-complex="8pt" fo:background-color="#FFFFFF"/>
    </style:style>
    <style:style style:name="T7" style:parent-style-name="tabchar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8" style:parent-style-name="normaltextrun" style:family="text">
      <style:text-properties style:font-name="Miriam" style:font-name-complex="Miriam" fo:color="#000000" fo:font-size="8pt" style:font-size-asian="8pt" style:font-size-complex="8pt" fo:background-color="#FFFFFF"/>
    </style:style>
    <style:style style:name="T9" style:parent-style-name="scxw50245697" style:family="text">
      <style:text-properties style:font-name="Miriam" style:font-name-complex="Miriam" fo:color="#000000" fo:font-size="8pt" style:font-size-asian="8pt" style:font-size-complex="8pt" fo:background-color="#FFFFFF"/>
    </style:style>
    <style:style style:name="T10" style:parent-style-name="DefaultParagraphFont" style:family="text">
      <style:text-properties style:font-name="Miriam" style:font-name-complex="Miriam" fo:color="#000000" fo:font-size="8pt" style:font-size-asian="8pt" style:font-size-complex="8pt" fo:background-color="#FFFFFF"/>
    </style:style>
    <style:style style:name="T11" style:parent-style-name="tabchar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12" style:parent-style-name="tabchar" style:family="text">
      <style:text-properties style:font-name="Calibri" style:font-name-complex="Calibri" fo:color="#000000" fo:font-size="8pt" style:font-size-asian="8pt" style:font-size-complex="8pt" fo:background-color="#FFFFFF"/>
    </style:style>
    <style:style style:name="T13" style:parent-style-name="normaltextrun" style:family="text">
      <style:text-properties style:font-name="Miriam" style:font-name-complex="Miriam" fo:color="#000000" fo:font-size="8pt" style:font-size-asian="8pt" style:font-size-complex="8pt" fo:background-color="#FFFFFF"/>
    </style:style>
    <style:style style:name="P14" style:parent-style-name="Footer" style:family="paragraph">
      <style:paragraph-properties fo:text-align="end"/>
    </style:style>
    <style:style style:name="T15" style:parent-style-name="normaltextrun" style:family="text">
      <style:text-properties fo:color="#000000" fo:font-size="8pt" style:font-size-asian="8pt" style:font-size-complex="8pt" fo:background-color="#FFFFFF"/>
    </style:style>
    <style:style style:name="T16" style:parent-style-name="normaltextrun" style:family="text">
      <style:text-properties style:font-name="Miriam" style:font-name-complex="Miriam" fo:color="#000000" fo:font-size="8pt" style:font-size-asian="8pt" style:font-size-complex="8pt" fo:background-color="#E1E3E6"/>
    </style:style>
    <style:style style:name="T17" style:parent-style-name="normaltextrun" style:family="text">
      <style:text-properties fo:color="#000000" fo:font-size="8pt" style:font-size-asian="8pt" style:font-size-complex="8pt" fo:background-color="#FFFFFF"/>
    </style:style>
    <style:style style:name="P18" style:parent-style-name="Footer" style:family="paragraph">
      <style:paragraph-properties>
        <style:tab-stops>
          <style:tab-stop style:type="center" style:position="3.25in"/>
        </style:tab-stops>
      </style:paragraph-properties>
    </style:style>
  </office:automatic-styles>
  <office:master-styles>
    <style:master-page style:name="MP0" style:page-layout-name="PL0">
      <style:header>
        <text:p text:style-name="Header"><text:span text:style-name="T2">מסדי נתונים</text:span><text:span text:style-name="T3"><text:tab/></text:span><text:span text:style-name="T4">- </text:span><text:span text:style-name="T5">בלמ"ס</text:span><text:span text:style-name="T6"> -</text:span><text:span text:style-name="T7"><text:tab/></text:span><text:span text:style-name="T8">ביה"ס למקצועות המחשב</text:span><text:span text:style-name="T9"> </text:span><text:span text:style-name="T10"><text:line-break/></text:span><text:span text:style-name="T11"><text:tab/></text:span><text:span text:style-name="T12"><text:tab/></text:span><text:span text:style-name="T13">מדור מאדים</text:span></text:p>
      </style:header>
      <style:footer>
        <text:p text:style-name="P14"/>
        <text:p text:style-name="Footer"><text:tab/><text:span text:style-name="T15">- </text:span><text:span text:style-name="T16">בלמ"ס</text:span><text:span text:style-name="T17"> -</text:span></text:p>
        <text:p text:style-name="P18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נטע בלקר</meta:initial-creator>
    <dc:creator>נטע בלקר</dc:creator>
    <meta:creation-date>2024-10-09T10:20:00Z</meta:creation-date>
    <dc:date>2024-10-29T18:02:00Z</dc:date>
    <meta:template xlink:href="Normal" xlink:type="simple"/>
    <meta:editing-cycles>3</meta:editing-cycles>
    <meta:editing-duration>PT190740S</meta:editing-duration>
    <meta:document-statistic meta:page-count="2" meta:paragraph-count="3" meta:word-count="294" meta:character-count="1972" meta:row-count="14" meta:non-whitespace-character-count="1681"/>
  </office:meta>
</office:document-meta>
</file>